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6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index_authors_patrologi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Author and location</text:p>
          </table:table-cell>
          <table:table-cell table:style-name="ce1" office:value-type="string" calcext:value-type="string">
            <text:p>To be includ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aelardus (P.) abbas Ruyensis, 1142, CLXX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baudus abbas, 1130. CLXVI, 1340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bo (S) episc. Metens. 700, LXXXVII, 217, 2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bo donator, 739, LXXXVIII, 12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bo donator, 835, XCIX, 8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bo monachus Sangerm. 923, CXXXII, 7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bo (S.) Floriac. abbas. 1004, CXXXIX, 3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edoc, Hibernus abbas, saec. VIII, XCVI, 12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alon episc. Roskildensis, in Dania. 1171, CCIX, 745, 748, 7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alon archiep. Lundensis, 1178, CCIX, 7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alon abbas Sprinckirbacencis in dioecesi Trevir. 1203, CC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acius episc. Constantinop. 467, LVIII, 4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hardus abbas S. Vict. Par. postea episc. Abrincensis, 1172, CXCVI, 1381, 13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ardus, Sithivensis abbas, 853, CXXXVI, 1229, 12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bero archiep. Rhem. 988, CXXXVII, 5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bero episc. Laudunensis, 1030, CXLI, 7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bero episc. Leodiensis, 1124, CLXXXIX, 1055, 1477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bertus Metensis scholasticus. 979, CXXXVI, 13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bertus (S.) episc. Pragens. et martyr. 997, CXXXVII, 8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bertus presbyter et monachus Nemetensis. 1079, CXLVIII, 1141, 11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bertus archiep. Mogunt., 1136, CLXXII, 1335; CLXIII, 1386; CLXXIX, 6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gerus incertae sedis, forsan Augustanae episc., 964, CXXXIV, 916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gesilus Grimo donator, in dioecesi Metensi, 634. LXXXVII, 13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hardus (S.) abbas Corbeiensis, 826, CV, 533; CXX, 15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lsinda abbatissa S. Martini Tornatiaci, 657, LXXXVIII, 11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manus (S.) Benedictinus abbas in insula Hyensi Scotiae vicina, saec. VIII, LXXXVIII, 7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mus canonicus Bremensis, 1073, CXLVI, 433, 458, 620, 6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mus S. Victoris Paris. canon. 1173, CXCVI, 14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mus Scotus, canonicus regularis ordinis Praemonst., 1180, CXC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mus Perseniae abbas in dioecesi Cenom. 1205, CCXI, 5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mus abbas de Ebr., saec. XII, CXCVII, 1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a abbatissa Palatioli juxta Treviros, 732, LXXXVIII, 12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a domina de Medanta in dioecesi Carnot. 1066, CLV, 3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a Francorum regina. 1191, CCV, 9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aidis Riveria filia Widonis, donatrix. saec. XII, CLXII, 11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bertus Virdunensis episc., saec. XII; CXCVII, 1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boldus Trajectensis episc., 1027, CXL, 10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gorius seu Adelgotus Magdeburgensis archiep., 1110, CLVII, 4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lmannus Brixiensis episc., 1062, CXLIII, 1279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marus monachus S. Cibarii Engolismensis, 1029. CXL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marus vicecomes Scalarum et abbas Tutelensis, saec. X, CXXXII, 469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marus vicecomes Lemovicencis, 1062, CLIX, 9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odatus (S.) papa, 676, LXXXVII, 11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o abbas Rhem. 715, LXXXVIII, 12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o (S.) archiep. Vienn 875, CXXIII, 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olphus Coloniens. archiep. saec. XII, CCXVI, 10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olphus rex Romanorum, 1297, CLXXXV, 18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evaldus Floriacensis monach., 878, CXXIV, 8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ianus I. papa, 797, XCVI, 1167; XCVIII, 2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ianus II, papa, 872, CXXII, 1245; CXXIX, 10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ianus III, papa, 885, CXXVI, 9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ianus IV, papa, 1159, CLXXXVIII, 13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oaldus donator, 648, LXXXVIII, 1155; CXXXVI, 11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so Dervensis monachus in Campania, 992, CXXXVII, 5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ventius Metens. episc., 875, CXXI, 1141; CXXV, 8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gidius Ebroicensis episc. saec. XII, CC, 1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gidius Parisiens. diacon. circ. 1200, CCXII, 15, 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lfricus Cantuar. archiep., 1006, CXXXIX, 14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lredus, abbas Rievallensis in Anglia., 1167, CXCV, 195; CLXXXIV, 817, 8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lidis regina Cypri, 1234, CCXVI, 9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milianus presbyter et abbas, natione Hispanus, 646, LXXX, 674, 6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neas Parisiens. episc, 870, CXXI, 6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ngelbertus donator Trevir. 709, LXXXIX, 542, 54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thelstanus Anglorum rex, 928, CXXXVIII, 4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ano Augustod. episc., 1098, CL, 15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apetus I, papa, 536, LXVI, 31, 4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apetus II, papa, 956, CXXXIII, 8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atho (S.) papa, 679, LXXXVII, 11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radus, Carnot. episc., 696, LXXXVIII, 12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ilulfus rex Longobardorum, saec. VII, LXXX, 3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io Narbon. archiep., 927, CXXXII, 7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ius presbyter et monachus circ. 1000, CXXXVII, 11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nellus episc. Ravennat., 566, LXVIII, 3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nellus sive Andreas, Ravennat. abbas S. Mariae ad Blachernas, 842, CVI, 4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nes imperatrix Henrici Nigri uxor, saec. XI, CLIX, 9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obardus (S.) episc. Lugd., 840, CI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hyto seu Hetto Basileens. episc., 836, CV, 761; CX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glibertus episc. Cenom., 692, LXXXVIII, 1228, 12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leranus (S.) abbas Scoto-Hibernus, 595, LXXX, 3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ericus Ausciorum comes, 1068, CLIX, 9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ercius de Haia, donator, saec. XII, CLXII, 1108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ericus de Castro Arraudi, donator, saec. XII, CLXII, 11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ericus de Marilleio, donator, saec. XII, CLXII, 11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ericus rex Jerusalem, saec. XII, CLV, 12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ericus patriarch. Antioch. 1187, CCI, 1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o abbas S. Petri Divensis, 1150, CLXXXI, 17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o Rosellus donator, saec. XII, CLXII, 11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oinus monachus Sangerm., 888, CXXVI, 1009; CXV, 9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moinus monachus Floriac., 1008, CXXXIX, 6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stulphus rex Longobardorum, 752, LXXXVII, 1384, 14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valdus presbyter, donator, Pistoriens., saec. VIII, LXXXVII, 14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us abbas, an. 770. LXXXIX, 11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us abbas Tewkesberiensis. circ. 1164, CXC, 1475, 2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us episc. Antissiod., 1186, CCI, 1381; CLXXXV, 4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us de Insulis, doctor universalis dictus, 1202, CC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us Redonensis episc. saec. XII, CLXXXVI, 1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ericus diaconus. saec. VI, LXVI, 9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ericus Aquensis canonicus, an. 1125, CLXVI, 5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ericus Ostiensis episc., 1100, CLV, 16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ero Trevir. archiep., 1147, CLXXXVI, 13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ertus Miciacensis abbas, 1004, CXXXIX, 439, 5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ertus Hugo Carnot. donator, 1080, CLV, 3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ertus cardinalis, saec. XII, CXC, 9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oinus sacerdos, circ. 1080, CXLVIII, 1083, 1091, 11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uinus eremita., 999, CXXXVIII, 1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cherus Claraev. monachus, 1169, CXCIV, 1683, 1687, 18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cuinus (B.) abbas, Caroli Magni praeceptor, 804, C-C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dbertus diaconus, sub nomine Trecea, 756; XCVI, 8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deardis donatrix, Pictav. CLXII, 11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degundis monialis., 661; LXXXVIII, 1160, 11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dhelmus (S.) episc. Schireburn. in Anglia. 709; LXXXIX, 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dricus episc. Cenom., 856, CXV, 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dricus (S.) Senon. archiep., 836, CV, 795, 8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senex, abbas, saec. IV, LXXIII, 2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I (S.) papa et martyr., 121, CXXX, 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II papa, 1073, CXLVI, 1271; CXLV, 8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III papa, 1181, CC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Leodiensis canon., saec. XI, CXLII, 7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abbas monasterii S. Augustini Cantuar., circ. 1200, CLIII, 9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de Monte acuto, dominus de Maalein, 1265, CLXXXV, 1429, 1431, 14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er Gemmeticensis abbas, 1200, CCV, 9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ius imperator Constantinop., 1095, CLV, 4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fredus Magnus, Anglorum rex, 910, CXXXVIII, 4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gerus Leod. canon., 1140, CLXXX, 7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grinus Joannes decanus Ambian. etc., 1200, CCVI, 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enora sive Aleonora, regina Angliae, 1160, CC, 1362; CCVI, 1262, 1265, 12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ypius Augustino familiaris, 424, XXXIII, 158, 180, 229, 748, 8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annus monach. Altivillarensis apud Remos, 868, CXXI, 3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odis comitissa, donatrix, 1066, CLIX, 9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oinus donator in dioecesi Const. 680, LXXXVIII, 12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ois venditrix, saec. XII, CLV, 12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pertus monach. S. Symph. Metens., 1024, CXL 4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phanus (S.) episc. Benevent. 615, LXXX, 3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phanus epis. Salernit. 1085, CXLVII, 12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phonsus Bonushomo, Hisp., 1072, CXLIX, 3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phonsus VIII Hispan. rex, 1157, CLIX, 938, 9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phonsus I Portugaliae rex, 1185, CLXXIX, 935; CLXXXII, 675; CLXXXV, 981; CLXXXVIII, 16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phonsi (Petrus), ex Judaeo Christianus, 1106, CLVII, 5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redus Angl. rex, 755, XCVI, 8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fridus Monaster. episc. in Germ. XCIX, 7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lfus Tornac. monach. saec. XII, LXXIX, 11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varus P. Cordub. 869, CXXI, 387; CXV, 705, 734, 9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walo auctor inc. saec. XI, CLI, 6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lardus monach Orbac. 774, XCVI, 8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larius Trevir. archiep., 815, XCIX, 885; CI. 12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larius Symphosius presbyter Met. Vide Symphosi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laswintha Gothorum regina, 552, LXIX, 795, 797, 803, 8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lfridus donator, 685, LXXXVIII, 1209; CXXXVI. 1193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malricus prior S. Sepulcri, postea Hierosol. patriarch., 1184, CLV, 1178, 1208, 1221, 1240, 1244, 1266, 1276; CC, 1362; CCI, 1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ndus (S.) episc. Traject., 679, LXXXVII, 12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tus Burdegal archiep., 1100, CLV, 16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lardus Solemniac abbas, inc., CXXXVIII, 1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rosius (S.) episc. Mediol., 397, XIV-XV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rosius major domus regis Liutprandi. 713, LXXXVII, 13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rosius (S.) Cadurcensis episc. 770, LXXXIX, 11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rosius (S) Autpertus Benevent. abbas 778, LXXXIX, 12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rosius Mediolan. presbyter, saec. X, CXXXIV, 1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edeus comes, donator, 1025, CXLII, 10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edeus Lausan. episc., 1149, CLXXXVIII, 1279, 13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elius abbas Auriliacensis, saec. XI, CLIX, 9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monius Alexandrinus., inc., LXVIII, 2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enus, auctor inc. saec. V, LXI, 10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philochius (S) Iconiens. episc., 378; LXXIII, 293, 3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ulo Lugd. episc., 853, CXVI, 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cletus papa, 104, CXXX, 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cletus antipapa, 1137, CLXXIX, 6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modus Ratispon. subdiac., 899, CXXIX, 9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stasia Augusta, 519, LXIII, 4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stasius I (S.) papa, 401, XX, 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stasius III papa. 913, CXXXI, 1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stasius IV papa, 1154, CLXXXVIII, 9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stasius Orient. imper. 518. LXIII, 369, 373, 381, 383, 385, 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stasius Bibliothec. Romanae Eccles. presbyt., 888, CXXVII-CXXIX, LXXX, 4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stasius (S.) monachus et eremita, 1085, CXLIX, 423, 4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tolius Constantin. episc., saec. V, LIV, 970, 10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Praevalitanus episc., saec. VI, LXIII, 4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Bergomas presbyter, 873, CLI, 12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Hungariae rex, 1048, CLI, 12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(B.) Vallumbros. mon., 1076, CXLIII, 14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(B.) abbas Strumensis., inc. CXLVI, 7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monachus Fontis Ebraldi, 1117, CLXII, 10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Montisbarri dominus, saec. XII, CLXXXV, 14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cancellarius regis Danorum, 1195, CCIX, 7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eas de Calviniaco, 1202, CCXVII, 2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fredus castellanus S. Abraham. 1149, CLV, 12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elomus Luxov. monach, 856, CXV, 1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elrannus episc. Metens., 791, XCVI, 10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elrannus abbas S. Richarii Centulensis., 1045, CXLI, 14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ilbertus (S.) Centulensis abbas., 814, XCIX, 8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ilbertus, Corbeiensis abbas, 890, CXXIX, 7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ilbertus Pusterla, archiep. Mediol., 860, CLI, 1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tius (S.) papa, 164, CXXX, 1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anus diaconus Celedensis in Campania., 415, XXI, 11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naeus Sylvius, Octodurensis episc. in Helv., 450, L, 1292; XIII, 676; LIII, 9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nemundus (S.) Lugdun. episc., 656, LXXXVII, 469; LXXXVIII, 11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no (S.) archiep. Colon., 1072, CXLIII, 1517, 15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no Indensis abbas, in dioecesi Aquisgran, 1147, CLXXXIX, 11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aldus sacri palatii capellanus, Messanensis, 1171, CCV, 1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baldus monachus, donator, 711, LXXXIX, 544, 5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charius (S.) Hamburg. episc., 865, CXVIII, 9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bertus episc. Augustod., 696, LXXXVIII, 12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gisus (S.) abbas Fontanellens., 833, CV, 733, 74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gisus episc., 877, CXXV, 12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lus scholasticus., inc. CLI, 6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lus cantor S. Sepulcri., 1108, CLXII, 7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monach. S. Remigii Rhem., 1057, CXLII, 1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canon. Leod., 1058, CXXXIX, 957, 1067; CXLII, 725; CXLIII, 8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(S.) Lucensis episc., 1085, CXLIX, 435, 446 se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de Ribodimonte, 1099, CLV, 4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archiep. Mediolan., 1100, CLV, 16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Gemblacensis abbas, 1135, CLX, 2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(S.) Cantuar. archiep., 1109, CLVIII, CLIX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Laudunensis canonicus, 1117, CLXII, 11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elmus Havelberg. episc., an. 1154, CLXXXVIII, 1087; CLXXXIX, 1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oldus donator, Carnot, 1088, CLV, 3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erus (S.) papa, 239, CXXX, 1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o donator, deinde monachus S. Mariae de Sexto de Foro Julii, 770, XCIX, 6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oninus Honoratus. episc. Constantin. in Africa, 438, L, 5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oninus Placentinus., inc. LXXII, 8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onius discipulus S. Simeonis Stylitae, 385, LXXIII, 3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onius poeta. saec. IV, V, 2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ulinus proconsul sub Constantino Magno, VIII, 479, 7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ollinaris episc. Valentinae sedis, 496, LIX, 231, 2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ator S. R. E. subdiac. notarius Athalarici regis, poeta, 551, LXVIII, 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adius imper., 407, XX, 6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ulfus (S.) episc. Gallus, saec. VIII, LXXXVIII, 721, 7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duicus Vesontion. episc., 869, CXXI, 3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duinus donator, Carnot., 996, CLV, 2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edius Vasionensis episc., 683, LXXXVIII, 12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efastus monach. S. Petri Carnot., 1208, CLV, 2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egius (S.) abbas Attanensis in Gallia., 591, LXXII, 773; LXXI, 119, 11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aldus (S.) diaconus, martyr, natione Italus., 1076, CXLIII, 1433, 1516; CXLVII, 9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bo archiep. Mogunt., 1031, CXL, 1057; CXLI, 11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bo Scholasticus, Frisingensis, 1090, CL, 13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chis dux Longobardorum., 769, LXXXVII, 1417, 14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stoteles philosoph. Athen. 332 ant. Christ. XC, 965; LXIV, 159, 639, 711, 9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us haeresiarcha, presbyt. Alexand., 336, VIII, 561, 5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menius monachus, inc. LXXIV, 1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aldus prior S. Sepulcri, saec. XII, CLV, 12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aldus abbas S. Petri Vivi Senon., 1124, CLXIII, 14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aldus Cisterc. abbas, saec. XII, CCXVI, 1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 praepositus Reichersperg., 1175, CXCIV, 14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bius rhetor, Afer, 304, V, 349, 7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bius junior, ut videtur, Lirinensis monach., 460, LIII, 2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ldus episc. Halberstat., 1011, CXXXIX, 14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ldus monach. Emmeramm., 1040, CXLI, 985, 10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ldus Colon. archiep., 1151, CLXXXIX, 1384, 1401, 1404, 1405, 1480; CXCVII, 163; CC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ldus Mogunt. archiep. saec. XII, CXCVII, 157; CLXXXIX, 14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oldus Trevir. archiep. saec. XII, CXCVII, 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ahus eremita, saec. XII, CLXXXIX, 3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Burgundionum dux, 706, LXXXVIII, 1249; LXXXIX, 5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imper., 896, CXXXVIII, 8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archiep. Rhem., 1023, CXXXIX, 1539, 15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Mediolanensis clericus, 1079, CXLVII, 280, 2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Flandriae presbyt., 1147, CLXXIX, 18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de Boeriis, monach. Cisterc., 1149, CLXXX, 1657; CLXXXV, 11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Normanniae ducis Capellanus, deinde patriarch. Hieros., 1124, CLV, 1115, 4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nulfus episc. Lexov., 1184, CC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haldus archiep. Rhem., 961, CXXXIII, 9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mannus vicecomes, donator, 1082, CLIX, 9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veus Gionensis, donator, saec. XII, CLXII, 11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caricus, episc. saec. VIII. XCIX, 12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halaricus rex., 535, LXVI, 11; LXIX, 733; LXXII, 11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hanasius (S.) archiep. Alexand., 354, VIII, 1397, 1403; XIII, 1037; LXXIII, 125; CIII. 665, 6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o Vercellens. episc., 960, CXXXI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o episc. Pistoriens., 1153, CLXXXVIII, 986; CXLVI, 6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o Trecensis episc., 1154, CLXXXIX, 271, 303, 1066; CLXXXV, 19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ax episc. Afer., 428, XXXIII, 10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ebertus de Tremolia, donator, saec. XII, CLXII, 1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eburgis de Monsterello, donatrix, saec. XII, CLXII, 11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oenus (S.) Rothomag. archiep, 659, LXXXVII, 4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omarus Tarwannensis episc., 662, LXXXVIII, 11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radus chorepisc. Senon., 854, CXV, 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gustinus (S.) Hippon. episc., 430, XXXII-XLV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gustinus (S.) Anglorum apostolus, 604, LXXX, 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iulfus episcopus, 645, LXXXVII, 2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narius (S.) episc. Antissiod., 586. LXXII, 7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relianus (S.) Arelatensis episc., 545, LXVIII, 385, LXXI, 11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relianus Reomensis monach., 851, CVI, 15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relius (S.) Carthagin. episc., 420, XX, 1007; XXXIII, 764, 9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rinandus, civis Lucensis, 723, LXXXVII, 13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sonius, Burdigal. poeta, 393, XIX, 8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spicius (S.) Tullensis episc., 470, LXI, 10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bertus (S.) episc. Camerac., 640, LXXX, 5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conda donatrix., 744, LXXXVII, 13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pertus (S.) Ambros. Vide Ambrosi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pertus Cassinensis abbas, 833, CXXIX, 10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xentius haereticus, 364, X, 6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xilius presbyter Francus, saec. IX, CXXIX, 10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sgotus S Petri Culturae Cenoman. abbas, 1072, CXLIII, 14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itus (S.) episc. Vienn., 494, LIX, 191; LXIII, 3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ymardus (S.) abbas Cluniac., 994, CXXXVII, 6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zo donator, Aquileiens., 1129, XCIX, 643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Bachiarius monachus Hisp., 420, XX, 10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do, donator, 821, XCIX, 8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bulus Notkerus. Vide Notker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ricus, Dolensis episc., 1130, CLXVI, 1049; CLXII, 10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uinus Flandriae comes, 1120, CLXVI, 846; CCIX, 9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uinus Noviom. episc., 1150, CLXXX, 1628; CLXXXVI, 1419, 1423, 1425, 1435; CC, 14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uinus Cantuar. archiep., 1188, CCII, 1533; CCIV, 4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uinus Valentianensis, 1202, CCIX, 4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dinus Magister, theologus, saec. XII, CXCII, 9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edaurus Ecclesiae Paris. decanus, 1173, CCV, 9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aeus abbas Majoris monast., 1084, CXLIX, 3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aeus Laudunens. donator., 1121, CLXX, 1359, 13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aeus episc. Catalaun., 1151, CLXXXI, 17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aeus de Sombernon dux, de Fontanis dictus, an. 1154, CLXXXV, 14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aeus Exoniensis episc., 1171, CXCIX, 365; CC, 14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lius (S.) Caesareae Cappadociae episc., 379, CIII, 483, 6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lius Carthusiae Majoris prior. saec. XII, CLXXXIX, 4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lius Trinovitanus archiep., 1204, CCXV, 288, 5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oinus, donator. saec. XI, CLXII, 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hildis (S.) regina Francorum, 656, LXXXVII, 6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uricus episc. Reganesburg. saec. IX, CXXIX, 9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ucio (Hu-de), 1153, CLXXXIX, 14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udonivia monialis, saec. VI, LXXII, 6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atus (S.) presbyt., 790, XCVI, 847, 887, 8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da Vener. presbyter Anglo-Saxo, 730, XC-XCV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lethus (Joannes) Parisiens, theologus, 1182, CC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lmeis (Joannes de). Vide Joann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(S.) monachorum Occidentalium caput et sospitator, 543, LXVI, 1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I, papa, 577; LXXII, 6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(S.) Crispus, Mediolan. episc., 725; LXXXIX, 361, 7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diaconus, 843, XCVII, 6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II, papa, 684, XCVI, 4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(S.) abb. Anianens., 821; CIII, 351, 3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III papa, 858, CXV, 683, 690; CXXIX, 10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IV papa, 905, CXXXI, 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VI, papa, 974, CXXXV, 10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VII, papa, 983, CXXXVII, 3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VIII, papa, 1024, CXXXIX, 15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IX, papa, 1033, CXLI, 13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monachus S. Andreae, 1001, CXXX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canonic. ecclesiae S. Petri Rom, 1143, CLXXIX, 7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ctus abbas Petriburgens. saec XII, CXC, 2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etinus militiae templi Magister. saec. XII, CLV, 12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engarius imperator., 921, XCIX, 638; CLI, 12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engarius Narbon. vicecomes. 1057, CXLIII, 8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engarius haeresiarcha Andegav., 1088, CXLVIII, 14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engarius scholasticus Abaelardi discipulus, 1150, CLXXVIII, 18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engaudus., 890, CXXIX, 785; XVII, 7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engosus abbas S. Maximi Trevir. 1112, CLX, 9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mundi (Petrus) dominus de Andusia, 1212, CCXVI, 7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ldus presbyter, 1085, CXLVIII, 1062, 1067, 1105, 12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monachus Francus, 870, CXXI, 5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, Tutelensis abbas, saec. X, CXXXII, 4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Vienn. archiep., 836, CIV, 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scholasticus Andegav., 1029, CXLI, 1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Bigorrensis comes, 1064, CLIX, 958, 9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Ausciensis comes, 1070, CLIX, 9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comes Bisuldunensis, 1085, CXLIX, 4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Lutevensis episc., 1098, CL. 15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Toletan. archiep., 1100, CLV, 1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abbas S. Salvatoris in Italia, 1140, CLXXXII, 547, 54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Hildesheim., 1149, CLXXXIX, 1165, 12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episc. Patherburn., 1149, CLXXXIX, 1242, 1276, 1330, 14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Bituricensis, donator, saec. XII, CLV, 12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Carthusiae Portarum prior I, 1151, CLIII, 885; CLXXXI, 17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(S.) Claraev. abb., 1155, CLXXXII-CLXXXV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cardinalis S. R. E., 1153, CLXXX, 1640; CLXXXIX, 14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Nivernens. episc., 1180, CC, 14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Portuensis episc. 1164, CXC, 9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abb. Fontis-Calidi, ordinis Praemonstrat., 1190, CCIV, 7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ardus Guido, Lodovens, episc. in Gallia, 1331, CLXXIX, 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elinus, incert. CLI, 6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erus Humolariensis abb., 982, CXXXVII, 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o Augiae-Divitis abbas, 1048, CXLII, 10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nowinus Claromont. episc., 824, CV, 4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arius abb. Casinens., 884, CXXVI, 9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arius presbyt. Virdun., 915, CXXXII, 5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hefredus, episc. Ambianens., 662, LXXXVIII, 11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holdus monachus, 1054, CXLIII, 25, 2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holdus Constantiensis presbyt. 1080, CXLVII, 339; CXLVIII, 103, 2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holdus, nobilis vir, 1142, CLV, 11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holdus abbas Zwnieldensis, saec. XII, CXCVII, 2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hwaldus de Sumerford., 686, LXXXIX, 3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hwaldus, incert. LXXXIX, 7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ichramnus (S.) Cenoman. episc., 623, LXXX, 3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igislus abbas, 646, LXXXVII, 2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ilindis monialis, 710, LXXXIX, 5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oendus Catalaunensis episc. 692, LXXXVIII, 12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rada matrona illustris, 721, LXXXVIII, 12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randus Tripolitanus comes, 1112, CLV, 11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randus Aquileiensis patriarcha, 1334, XCIX, 6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randus de Blaucesfort., 1168, CXCV, 1000; CLV, 1269, 1272, 12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randus Burdegalensis episc., 1170, CC, 13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trandus Agennensis episc., 1182, CCI, 13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tto, venditor, saec. IX, XCIX, 8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ehilt, matrona illustris, donatrix, 739, LXXXVIII, 12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ca, domina de Sombernon, donatrix, 1242, CLXXXV, 1248, 14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dus presbyter, 519, LXIII, 445, 468, 473, 4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idegisillus diaconus, 640, LXXXVIII, 11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olus donator, 748, LXXXVIII, 1311, 13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emundus comes Tarentinus et Antiochiae princeps. 1111, CLV, 3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eriis (Arnulfus de). Vide Arnulf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etius, senator Romanus, 525, LXIII-LXI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ma, incert. CIV, 5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acursus ex haeretico catholicus, 1190, CCIV, 7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aventura (S) Albanensis episc, 1274, CLXXXV, 6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facius I (S.) papa, 419, XX, 7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facius II papa, 531, LXV, 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facius IV papa, 607, LXXX, 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facius V papa, 625, LXXX, 4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facius (S.) Mogunt. archiep., 747, LXXXIX, 597; LXXXVII, 3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facius marchio Montis-ferrati, 1203, CCXV, 105, 6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izo Placentinus episc., 1089, CL, 7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onus Honaugiensis, saec. VIII, LXXXVIII, 1280, 13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so Arelat. rex, 879, CXXXVIII, 7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twinus abbas, 756, XCVI, 8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vo abbas S. Bertini, 1065, CXLIII, 1367; CXLVII, 11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vo praepositus, 1148, CLXXXIX, 11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cilaus dux Bohemiae, 1039, CLI, 12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ulio (S.) Caesaraugust. episc. 616, LXXX, 639, 6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gwinus abbas 761, XCVI, 8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dfertus Ramesiensis monachus, 1008, CXXXIX, 14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(S.) archiepiscop. Coloniens., 965, CXXXIV, 9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Lingon. episc., 1016, CXXXIX, 15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(S.) Herbipolens. episcop, 1045, CXL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Magdeburg. clericus, an 1079, CXLVII, 4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(Euseb.) Andegav. episc., 1081, CXLVII, 11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(S.) ordinis Carthusian. institutor, 1101, CLII-CLI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forte monachus, 1100, CLV, 145; LXXIX, 6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(S.) Signiensis episc., 1141, CLXIV-CLXV, CLIII, 4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episc. Argentin., 1130, CLXVI, 13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 episc. Hildesheim., 1156, CLXXXIX, 14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gga abbatissa, 720, LXXXIX, 6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garanus comes, in Gallia., 610, LXXX, 1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lonius dux. Vide Godefrid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chardus abbas de Balerna, saec. XII, CXCVI, 16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chardus Wormatiensis. episc., 1026, CXL, 4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gundofara, soror S. Faronis., 632, LXXXVII, 1137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Cadurcus praepositus Turri Bituric. et cancellarius, 1150, CLXXXVI, 1396, 14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ecilianus Carthagin. episc., 314, VIII, 7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esarius (S.) episc. Arelat., 542, LXVII, 9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esarius patricius, 621, LXXX, 366, 368, 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ius (S) papa, 295, V, 1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ldonius confessor Afric., 250, IV, 271, 3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lixtus I (S.) papa, 217, CXXX, 1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lixtus II papa, 1124, CLXIII, 10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lojoannes Bulgariae imperator, 1216, CCXV, 155, 287, 290, 5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mbius (P.) Parisiens. episc, 1218, CCVII, 11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menus (Franciscus) Perusinus, 1105, CLXII, 7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aparius (J) monachus Romanus. saec. XI, CXXXVII, 8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cellinus comes, donator, 1072, XCIX, 6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didus Arianus, circ. 372, VIII, 1013, 10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didus, auctor incert. CI, 13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didus monachus Fuldensis, 840, CV, 381; CVI, 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githa abbatissa, 733, LXXXIX, 7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utus I Anglorum rex, 1036, CLI, 11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utus VI, Danorum rex, 1202, CCIX, 668, 7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pidus Stavriensis, Frisius sacerdos, 943, CXXXIII, 8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reolus episc. Carthagin., 432, LIII, 8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ilefus (S.) sacerdos et monachus, Anisolensis abbas I, 540, LXXIV, 1247, 12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omannus, rex Austrasiae, 771, XCVI, 1501, 1572 se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omannus seu Karlomannus, rex Galliae, 882, CXXXVIII, 7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us majordomus, 741, LXXXVIII, 1302; LXXXIX, 552, 554, 6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us Magnus, imperator, 814, XCVII-XCVI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us Calvus, Francorum rex, 877, CXXIV, 861; CXXXVIII, 527, 539, 5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us, rex Hierusalem et Siciliae, 1382, XCIX, 6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thuitus episc. incert. CLI, 12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sianus (J.) abbas Massiliensis, 430, XLIX, 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siodorus Senator, [.....] Vivariensis abbas, 560, LXIX-LXX, LXVI, 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ulfus, incert. XCVI, 13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wallonus Rothonensis abbas, 1038, CXLI, 12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adwalla rex Anglo-Saxo, saec. VII, LXXXIX, 312, 5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er, vir illustris, 520, LXIII, 4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erinus confessor Afric., 250, III, 673; IV, 2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lanus, saec. VIII, LXXXIX, 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sus, 308, VI, 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a vel Cene monialis, 733, LXXXIX, 733; XCVI, 8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ius. camerarius, postea Honorius III, papa, 1227, CXLVIII, 1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olfridos, presbyt. Anglo-Saxo, 709, LXXXIX, 3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realis Castellensis episc., 485, LVIII, 7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retius, an. 453, LIII, 10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lmeto (Stephanus de). Vide Stephan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debertus II, rex Francorum, 558, LXXII, 1122; LXXI, 11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debertus III, Francorum rex, 710, LXXXVIII, 10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dericus II, rex Francorum, 673, LXXXVII, 12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dericus III, rex Francorum, 743, LXXXVIII, 11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pericus II, rex Francorum, 718, LXXXVIII, 11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ndaswinthus, Gothorum Hispaniae rex, 646, LXXX, 6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unradus Constantiensis episc., 1123, CLXX, 8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ianus Moguntinus archiep. saec. XII, CXCVII, 1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orus antipapa, 905, CXXXI, 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odegangus (S.) Metensis episc., 766, LXXXIX, 10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odobertus, Turon. episc., 670, LXXXVII, 1131; LIV, 14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omatius (S.) Aquileiens. episc., 407, XX, 247, 3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ysolanus (Petrus). Vide Petr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ysologus (Petrus). Vide Petr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cero Orator Romanus, 43 ant. Christ. LXIV, 1039; XC, 10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rita (J.). Tharaucanus abb., 1150, CLXXXVIII, 16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udius Taurinensis episc., 840, CIV, 609; CV, 4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mens (S.) I papa et martyr, 93, CXXX, 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mens II papa, 1047, CXLII, 5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mens III papa, 1191, CCIV, 12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mentia comitissa Flandriae, 1109, CLIX, 950; CLXII, 6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riis (Hugo de). Vide Hug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mentianus Fortun. presbyt. Ital., saec. IV, VII, 2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doveus I, rex Francorum, 656, LXXII, 1117; LXXI, 11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doveus II, rex Francorum, 691, LXXXVII, 6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doveus III, rex Francorum, 691, LXXXVIII, 10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tarius I, Francor. rex, 558, LXXII, 11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tarius II, Francor. rex, 628, LXXX, 4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tarius III, Francor. rex, 700, LXXXVII, 12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ecilia comitissa Tripolitana, 1139, CLV, 11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elestinus (S.) I papa, 432; L, 4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elestinus II papa, 1144, CLXXIX, 7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elestinus III papa, 1198, CCVI, 8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elestius Pelagii discipulus, 415, XXI, 1173; XLVIII, 497, 505, 615, 6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elius Symphosius, saec. IV, VII, 2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elius Sedulius. Vide Seduli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gitosus, 591, LXXII, 7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umbanus (S.), abbas et confessor Hibernus, 615, LXXX, 2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umbanus abbas S. Trudonis, 850, CVI, 12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modianus Gazaeus Afric., saec. IV, V, 1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anus, dux Britanniae, 1118, CLXX, 13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on cardinalis Praenestinus episc., 1124; CLXIII, 14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radus II, Salicus dictus, German. imper., 1039; CLI, 10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radus monachus, saec. XII, CLIV, 403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radus III Germaniae imper., 1152; CLXXX, 1613, 1616, 1623; CLXXXIX, 1132, 1471, 1485, 1489; CXCVII, 1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radus coenobii Paterburn. abbas, 1155, CLXXXIX, 14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radus de Keisheym, saec. XII, CXCVII, 1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radus Wormatiensis episc., saec. XII, CXCVII, 1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entius confessor, 410, XXXIII, 4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s sacerdos, an. incert., XCVI, 13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a, an. 1195, CCVI, 12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nus I, Magnus, imper., 337, VIII, 93; VI, 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nus Flav 678, LXXVII, 1147; XCVI, 387, 3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nus PAPA, 715. LXXXXIX, 3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nus antipapa, 767, XCVIII, 2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nus Copronym. imperat., 775, CXXIX, 1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nus abbas S. Symphoriani, 1024, CXXXIX, 15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nus Casinensis monachus, 1098, CL, 15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us imperator, 359, X, 695; XIII, 557, 5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antius Albigens. episc., 651, LXXXVII, 217, 2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nelius (S.) pap. et mart., 250, 111, 712, 715, 733, 8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onatus notarius, saec. VIII, XI, 1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mas Japygus, Materiensis, poeta, 850; CXXXIII. 8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mas Pragensis decanus, 1125, CLX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to (Joannes). saec. XI, CL, 13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xida (Elias de) monasterii de, Dunis abbas, VII, 1203, CCIX, 9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isconius Afric. episc. saec. VIII, LXXXVIII, 8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mmianus (S.) abb. Hibernus, LXXXVII, 9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thbertus discip. Bedae V, 730, XC, 35; XCVI, 828, 8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nehardus Vintonensis episc., 756; XCVI, 831, 8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newulfus rex occidentalium Saxonum, 772, XCVI, 84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rianus (S.) Carthag. episc., 258, III, 699, IV, 9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rianus Antiochen., incert. IV, 9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rianus Tolonensis episc., 545, LXVII, 1001, 12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rianus Cassin. monachus, 760, LXXXIX, 10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rianus archipresbyt. Cordub., 928, CXXXII, 787; CXXI, 5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ricius Barcinon. episc., 662, XCVI, 9, 193, 194; LXXX, 7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rillus (S.) Alexand. episc. et patriarcha, 450, XLVIII, 801, 933, 969, 1005; LIV, 5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rillus (B.) praeceptor ordinis S. Spiritus de Saxonia, an. 1200, CCXVII, 1156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Dado Virdun. episc., 923, CXXXII, 7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gobertus I, rex Franc. 638, LXXX, 4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gobertus II, rex Franc., 678, LXXXVII, 12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gobertus III, rex Franc., 715, LXXXVIII, 11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gulfus abbas Sandionys., 809, XCIX, 8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imbertus Pisanus archiep., 1100, CLXIII, 44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masus (S.) papa, 384, XIII, 109, 1202; XXII, 375, 451; LXXI, 5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miani. Vide Petrus Damian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mianus Ticinensis episc., 679, LXXXVII, 1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iel episcopus Angliae, 718, LXXXIX, 687, 703, 7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dina Guillelmus, Grandimontensis, 1157, CCIV, 1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mundus Noviom., 708, LXXXVIII, 12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nsor Locociagensis monach., saec. VIII, LXXXVIII, 5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odatus Clericus, donator, 800, CXXXVI, 12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oduinus episc. Leodiens., 1075, CXLVI, 14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rmatius Hiberniensis, 1196, CLV, 4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iderius (S.) Cadurcensis episc., 651, LXXXVII, 2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iderius Langobardorum rex, 758, LXXXVII, 1388, 13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usdedit (S.) papa, 617, LXXX, 3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usdedit S. R. E. cardinalis presbyt., 1099, CL, 15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xter Luc. Flav. Barcinonensis, 430, XX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nothus abb. Bannochorensis, 600, LXXX, 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nysius (S.) Areopagita, translatus ab Erigena, 95, CXXII, 10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nysius (S.) pap. et mart., 269, V, 99, 132, 1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nysius Alexandrin. episc., 248, V, 89, 1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nysius Exiguus, monach. Rom., 540, LXVII, 9; LXXIII, 2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scorus diaconus, 529, LXIII, 446, 471, 4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dana seu Duodena pia matrona, 840, CVI, 1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dechinus abbas, 1090, CXLVIII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icus Gradensis et Aquileiensis patriarcha, 1050, CXLI, 14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nizo presbyt. et monach. Canusinus, 1130, CLXVI, 13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nolus (S.) Cenoman. episc., 576, LXXII, 6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natus (S.) episc. Vesontion, 651, LXXXVII, 267, 2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nus papa, 678, LXXXVII, 11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rotheus Thessalonic. episc., 520, LXIII, 371, 4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to abbas S Petri, 756, XCVI, 8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contius, poeta, Hisp., 440, LX, 596, 6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uscius Suession, episc, 666, LXXXVIII, 11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epanius Florus, poeta Gallus, saec. V, LXI, 1082, 10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go dux Burgundiae et Aquitaniae, 691, LXXXVIII, 12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go Bellovac. episc., 1058, CXLIII, 8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go Astensis episc. Cardin., 1137, CLXVI, 15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uthmarus (Christian.) Corbeiensis monach., 850, CVI, 1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do decanus S. Quintini Viromand., 1029, CXLI, 6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lcidius Salmantic. episc., inc. CXXIX, 11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galus reclusus monach., 826, CV, 4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stanus (S.) Cantuar. archiep., 988, CXXXVII, 407, 5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ndus Arvernorum episc., CXXIX, 1397; CL, 1488; CLVIII, 11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ndus Troarnensis abbas, 1088, CXLIX, 13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mius patricius, in Gallia, 601, LXXX, 24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Eadmerus Cantuar. monach., 1121, CLIX, 341; CLVIII, 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ardulfus Hrofensis Ecclesiae episc., 756, XCVI, 8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alus Rhemensis archiep., 1032, CXLI, 11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bo vel Ebo Rhemensis episc., 850, CX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erhardus abb. Tegernseensis, 1027, CXLI, 13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erhardus Bambergensis episc., 1147, CLXXX, 1615; CXCIII, 495, 500, 514; CXCVII, 1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erhardus Salzburgensis episc., 1159, CXCVI, 15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erhardus Juvavensis archiepisc., 1178, CXCVII, 164; CC, 13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erwinus abb. S. Martini Trevir., saec. XI, CLIV, 1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ion donator., saec. XII, CLXII, 11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rardus Watinensis monasterii canon. regul., 1089, CXLIX, 15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roinus comes, 721, LXXXVIII 12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roinus Bituric. episc., 810, CXXIX, 13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waldus Estanglorum rex, 733, LXXXIX, 7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ckbertus abb. Schonaug., 1165, CXC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kkipertus comes, inc. CXXIX, 9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garus, Anglorum rex, 974, CXXXVIII, 4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mundus, Anglorum rex, 944, CXXXVIII, 4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wardus senior, Anglor. rex, 906, CXXXVIII, 4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wardus III (S.), Anglor. rex, 1066, CLI, 11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wardus Grim. monach., 1164, CXC, 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orwinus donator, XCIX, 8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bertus (S.) Eborac. episc., 729, LXXXIX, 3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ilmarus Osnaburg. episc., 891, CXXIX, 8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inhardus abb., Caroli Magni capellanus, 839, XCVII, 28; CIV, 3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ino abbas S. Udalrici, 1135, CLXX, 8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inus comes de Vra, 1228, CLXXXV, 17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igil (S.) abbas Fuldensis, 822, CV, 4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inhardus presbyt. donator, incert. CXXIX, 9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kkehardus Uraugiens. episc., 1100, CLIV, 433, 4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defonsus Hispal. episc., 845, CVI, 8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utherius (S.) Tornacensis episc., 525, LXV, 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utherius papa, 177, CXXX, 1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utherius Wintoniensis episc., 675, LXXXIX, 3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fleda, incert. LXXXIX, 8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as de Coxida. Vide Coxid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gius (S.) Noviom. episc., 659, LXXXVII, 473, 5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pandus Toletan. episc., 790, XCVI, 8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sabeth Hungariae regina, 1383, XCIX, 6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lingerus abb. Tegernseensis, 1040, CXLI, 13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pis uxor Boetii, an. 525, LXIII, 5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rico Wirceburg. episc., 1135, CLXXIII, 13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ma Anglorum regina, 1045, CXLI, 1373, 13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mo Senon. episc., 659, LXXXVIII, 11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cheriades, incert, CLI, 6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gelbertus prior de valle S. Petri, 1181, CC, 14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gelmodus episc., incert., CXX, 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gilbertus donator, incert., CXXIX, 9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nodius Ticinensis episc., 521, LX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odebertus Rumeliaci civis, 704, LXXXVIII, 1248; CXXXVI, 11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hibius abbas, 696, LXXXVIII, 12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hraem (S.), diac. Edess., LXXIII, 281, 6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iphanius (S.) Salaminae Cyprorum episc., 405, XXII, 5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iphanius Constantinop. episc., saec. VI, LXIII, 494, 497, 506, 5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iphanius Catanensis diaconus, incert., CXXIX, 383, 3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aclius Leodiensis episc., 971, CXXXV, 9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aclius Bigorrensis Eccles. episc., 1064, CLIX, 9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chambertus Frising. episc., 853, CXVI, 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chembertus Cassin. monach., 890, CXXIX, 7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foinus, donator, 720, LXXXVIII, 12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ingius, rex Gothorum Hisp., 719, CXXX, 549, 5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kembaldus Argentin. episc., 991, CXXXVII, 5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manricus Augiensis monach., 850, CXVI, 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mengandus, 1192, CCIV, 12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menoara monialis Divion., 715, LXXXVIII, 1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minetrudis matrona illustris donatrix, 700, LXXXVIII, 1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moldus Nigellus, 826, CV, 5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naldus abbas Bonaevallis, Carnot. 1156, CLXXXIX, 1507; CLXXXV, 2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nulfus episc. Roffensis, 1124, CLXIII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po donator, 821, XCIX, 8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po decanus Halberstad., 1136, CLXXIX, 6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visius prior S. Victoris Paris., 1173, CXC 687; CXCVI, 12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helbertus Anglorum rex, 616, LXXX, 3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helredus Anglorum rex, 709, LXXXIX, 3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helredus II Anglorum rex, 1016, CLI, 11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helwoldus Winthoniensis episc., 983, CXXXVII, 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helwolfus Hibernus abbas, saec. VIII, XCVI, 12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cherius (S.) Lugdunens. episc., 449, L, 6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clides Megarensis, 400 ante Ch., LXIII, 13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doxia Licinia augusta. Vide Licini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genius (S.) episc. Carthag., 485, LVIII. 7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genius (S.) Toletan. episc., 657, LXXXVII, 3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genius II papa, 827, CV, 639; CXXIX, 9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genius III papa, 1145, CLXXX, 10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gyppius abb. Afric., incert. LXII, 549, 11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logius (S.) archiep. Tolet. 859, CXV, 703, 7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menius Augustodun. schol. mag. 310, VIII, 619, 6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phemia augusta, 520, LXIII, 4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phronius (S.) Eduensis episc., 479, LVIII, 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remarus patriarcha Hierosolymit., 1117, CLXII, 6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ebius (S.) papa, saec. IV, VI, 25; VII, 11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ebius Pamphili Caesar. episc., 338, 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ebius Ecclesiae Orientalis episc., 340, VIII, 9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ebius (S.) Vercell. episc., 384, XII, 713; XII,9, 9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ebius Cremonensis, inc., XXII, 235, 2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ebius Mediolan, episc., 454; LIV, 9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tathius episc. legatus synodi Lampsacen, 366, VIII, 13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tathius, 450, LIII, 8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tochius Turonensis, 460, LIII, 10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stochium (S.) virgo sacrata, 430, XXII, 4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herius Tyanensis episc. haer., 430, XLVIII, 1085; L, 5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randus Ticinensis diaconus, 640, LXXX, 6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ropius (S.) episc. Valent. in Hisp. 600, LXX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ropius Longobardus presbyter, 900, CXXIX, 9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yches haeresiarcha, abb. Constantinop. 451, LIV, 7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ychianus (S.) papa, 283, V, 1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grius monach., 420, XX, 1062, 11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grius presbyt. Antiochen. 273, LXXIII, 125; CIII, 4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ntius abbas monast. Troclar. saec. VIII, LXXXVIII, 7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ristus papa, 110, CXXX, 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odius Upsalens. episc., 428, XXXI, 1233; XXXIII, 693, 701, 702, 708; XLII, 1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remarus Caesariensis episc., 1129, CLV, 11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zelo Cluniac. monach., incert. CLIX, 909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Fabianus (S.) papa et martyr., 250, CXXX, 1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undus Hermianensis in Afric. episc., 547, LXVII, 5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co Lugdun. archiep., an. 1140. CLIII, 11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co Beneventan., 1139, CLXXIII, 11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co clericus, saec. VIII, LXXXVII, 14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tonia Proba, femina clarissima, 400, XIX, 8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dulfus Sandionysian. abb., 809, XCIX, 8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icius, inc. LXXXIX, 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o (S.) Meldensis episc., LXXXVII, 6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oaldus dux Spoletanus, saec. VIII, CL, 13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tidiosus presbyt. Arian., 533, LXV, 3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tidius Britan. episc., 430, L, 3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tredus Claraev abb., 1157, CLXXXVIII, 1657; CLXXXII, 764; CC, 13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stinus presbyt., 368, XIII, 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stinus (S.) saec. V, LIX, 4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stus manichaeus., 401, XX, 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stus (S.) Bhegiensis episc., 485, LVIII, 775; LIII, 6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confessor Afric. saec. III, IV, 420, 4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(S.) I papa et mart., 272, V, 1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(S.) II. papa 355, X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diac. et papae legatus. 519, LXIII, 445, 468, 473, 4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(S.) III, papa, 483, LVIII, 8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IV, papa, 520, LX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Messanensis episc., 590, LXXVII, 13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Lemovic. episc., 650, LXXXVII, 213, 2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Lucensis episc., 685. LXXXVII, 13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presbyt., 745, LXXXVIII, 1304, 13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Toletan. episc., 690, XCVI, 4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Ravennat. episc., 717, LXXXIX, 3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lix episc. Urgell., 790, XCVI, 882, 8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mus Pistor. cleric. saec. VIII, LXXXVII, 14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nandus Hispan. rex, 1172, CC, 1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randus Fulgentius diaconus Carthag., 547, LXVII, 878; LXV, 378, 392; LXXXVIII, 8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reolus (S.) Uceticensis episc. 558, LXVI, 9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ssardus donator, saec. XII, CLXII, 11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stus (Sext. Pomp.) saec IV, XCV, 16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des comitissa Narbonensis, 1077, CLIX, 9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matus S. Leobini canon. Carnot. donator, 1049, CLV, 3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milianus, episc. Caesareae Cappadociae, 258, III, 1153, 13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minus Uceticensis episc., 545, LXVII, 997, 12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vianus Constantinop. patriarch., 449, LIV, 723, 743, 749, 1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doardus canon. Rhem, 966, CXXX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rentius of ciorum magister, 359, XIII, 9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rentius Wigorniensis. saec. XI, CXLVII, 7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rianus abbas monasterii Romani, inc. LXXII, 9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rus Lugdun. diaconus., 860, CX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bertus Tarnuan. in Camp. donator. 811, CXXXVI, 12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cardus abbas Lob., 1107, CLVII. 4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cardus Sithivensis monachus apud Atrebates, 1080, CXLVII, 10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cbertus Widburgensis, 793, XCIX, 8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chardus donator, Germ, 803, XCIX, 8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crada donatrix, Germ., inc XCIX, 8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cuinus Laub. abb., 990, CXXXVII, 5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iot Gilbert Londin. episc., 1187, CCII, 1145; CLXXXVIII, 13; CXC, 7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quinus Sanbertinian. monach., 975, CXXXVI, 1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osus papa, 896, CXXIX, 8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tunatus Ven. Pictaviensis episc., 700, LXXXVIII, 9; LXXII, 55, 6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ciscus a Puteo, prior Carthusiae Majoris., an. inc. CLII, 4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co scholasticus Leod., 1064, CXLIII, 13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co abbas Affligem., 1125, CLXVI, 7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culfus Lexov. episc., 850, CVI, 9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degarius scholasticus, Burgund., 660, LXXI, 573, 609, 6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degisus abbas S. Mart. Turon. 834, CV, 751; CIV, 1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dericus Tullensium comes., 1142, CLXXXV, 14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dericus praepositus Vallis Dei, saec. XII, CXCVII, 3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tellus archidiac, 1120, CLV, 10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idegodus monach. Benedict., an. 963, CXXXIII, 9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idericus Colon. archiep., 1131, CLXVI, 1318; CLXXXIX, 1457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idericus I imper. Germ., 1153, CLXXX, 1636, 1638; CLXXXVIII, 1641; CLXXXIX, 1070. 1410; CXC, 1058; CXCVII, 186; CC, 55, CCXII, 3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idericus II imp., 1212, CCXVII, 301, 3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gerius Barba, donator, saec. XII, CLXII, 11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llandus Sylvanect. episc., an. 1064, CXLIII, 1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tharius Tullens. episc., 844, CVI, 8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umundus coenobita Tegernseensis, 1011, CXLI, 12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winus abb. Montis Angelorum apud Helvet., 1131, CLXXIX, 18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uctuosus (S) Bracar. episc. an. 670; LXXXVII, 10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bertus (S.) Carnot. episc. an. 1029, CXLI, 1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herius Carnot. presbyt., 1127, CLV, 8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herius procurator domorum militiae Itempli, saec. XII, CLV, 12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o Andegav. comes, 1022, CXLI, 938; CLXII, 10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o junior, Andegav. comes, 1096, CLV, 480; CLXII, 10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o III Hierosolym. rex., 1137, CLV, 1123, 1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o Rhem. archiep. 900, CXX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o Corbeiensis abbas, 1090, CL, 14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coius eccles. Meldensis subdiac., 1098, CL, 15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gentius (S.) Ruspensis episc., 533, LXV, 104, 1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lgentius abbas Affligemensis, 1125, CLXVI, 717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Gaidoaldus medicus, saec. VIII, LXXXVII, 14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bertus Brugensis, 1127, CLXVI, 873, 9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erius Maxim. imperator Roman., 311, VII, 2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lus (S.) abbas et confessor Hibern., 646, LXXX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lus (S.) episc. Claromont., 650, LXXXVII, 212, 2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o Parisiensis episc. 1125, CLXII, 694, 721, 7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terius Saveyr, Meldensis episc., 1082, CXLIX, 4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terius Cancellarius gallus 1100; CLV, 9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terius Caesareae dominus, 1145, CLV, 11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terus ab Insulis, Magalonensis episc., 1110, CLVII, 7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terus Lingonensis episc., 1179, CLXXXV, 14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mo vir illustris, donator., 697, LXXXVIII, 12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cias monachus S. Michaelis Cuxanensis, 1045, CXLI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landia (Joannes de)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nerius abbas, saec. VIII, XCVI, 1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nerius Lingon. episc., 1198, CCV, 5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nerius de Fontanis, donator, 1210, CLXXXV, 1423, 14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nerus canon. Regular. S. Victor. Paris. 1166, CXC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sto de Bearno., 1212, CCXVI, 84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cherius monach., saec. XII, CXCVI, 16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dentius (S.) episc. Brixiensis. an. 420, XX, 791, 8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edus Ranconiensis, saec. XII, CLXXXVI, 1384, 13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edus Fulchredus, donator, saec. XII, CLXII, 11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edus Malaterra, monach. Benedict. an. 1099, CXLIX, 10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edus dux Normann. et comes Andegav., 1150, CLXXXVI; 1351, 1364, 14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edus Burdigal. archiep., 1148, CLXXXVI. 1359, 1369, 1392, 1412, 14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idus Carnotens. episc., 1149, CLXXIII, 1412, CLXXXVI; 4399, CLXXXII, 6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idus Catalaun. episc., 1142, CLXXIII, 13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idus miles, frater S. Hugonis Cluniac., 1080, CLIX, 9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idus Grossus monach. Tironiens., 1137, CLXXII, 13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idus Claraevall. monach., 1166, CLXXXIV, 435; CLXXXV, 307; 395, 523, 5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idus major communiae S. Richarii, saec. XII, CCXXXVI, 13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fridus subprior S. Barbarae in Neustria, saec. XII, CCV, 8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nilo Majoris Monasterii monachus, 1109, CLVIII, 2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slinus Bituricensis episc., 1027, CXLI, 759, 9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sselmus abb. S. Victoris Massiliensis, 1130, CLXVI, 13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terius de Clichone donator, saec. XII, CLXII, 11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terius de Montesorelli, donator, saec. XII, CLXII, 11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terius Eduensis episc., 1191, CLXXXV, 14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therius Sombernionis dominus, 1188, CLXXXV, 1421, 14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bhardus Salisburg. archiep., 1085, CXLVIII, 847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buinus Lugdun. archiep., 1082, CXLVII, 12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lasius (S.) papa, 492, LIX, 9, 142, LXXIV, 10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lasius II papa, 1119, CLXIII, 4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mmulus diaconus S. Sedis apostolicae, 744, LXXXIX, 753, 7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nadius presbyt. Massil., 492, LVIII, 9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ldus (S.) fundator Silvae Majoris, 1080. CXLVII, 1004, 1045, 1064, 10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ldus Ostiensis episc., 1073. CLIX, 9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ldus de Terrazo Solemniacensis abbas, 1149, CLXXXIX, 12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ldus Cadurcensis episc., 1200, CCV, 9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presbyter, 973, CXXXV, 10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S. Medardi Suession. decanus, saec. X, CXXXVIII, 1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I Camerac. episc., 1051, CXLII, 12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II Camerac. episc., 1092, CL, 13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presbyter, 1134, CLXX, 8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Engolismensis episc., 1136, CLXXII. 13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Claraevall. monach., 1161, CLXXXV. 385, 3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ardus Itherii Grandimontensis prior VII, 1188, CCIV, 11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bertus: vide Sylvester II pap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hohus (Ven.) Reichersperg. praeposit., 1169, CXCIII-CXCIV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manus episc. legatus papae, 519, LXIII, 445, 468, 473, 4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manus (S.) Parisiensis episc., 576, LXXII, 53, 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minius episc. semiarianus., 366, X, 717, 719; XIII, 5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vasius Rhemensis archiep., 1067, CXLIII, 13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rwinus episc. Ambian., 1119, CLXII, 647, 6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zo abbas Dertonensis., 984, CXXXVII, 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bertus magister Hospitalis, 1100, CLV, 1264, 12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bertus episc Lunicensis in Hibernia, 1110, CLIX. 9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bertus de Hoilandia, abb. Cisterc., 1153, CLXXXIV. 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bert. Foliot. Vide Folio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bertus Porretanus. Vide Gislebert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das sapiens dictus, script. Britann., an. 556, LXIX, 3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duinus abbas S. Victoris Paris., 1155, CXCVI, 13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la domina Saffrarum, 1249, CLXXXV, 14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lebertus monachus Elnonensis, 1090, CL, 14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lo Parisiensis, Tusculan. episc., 1142, CLXXIII, 1385; CLIX, 909; CLV, 9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raldus familiaris Didaci Compost. in Hispan., CLI, 2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rardus de Podio Brunello, 1117, CLXII, 11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rardus Pucelle, saec. XII, CXC, 3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rardus de Perona, monachus, saec. XII, CXCVI, 16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rardus Aventatus abbas Prulliaci, 1213, CCXVI, 9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rbaldus, donator Turon., saec. XI, CLXII, 11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rbertus de Montebarro, donator, saec. XII, CLXXXV, 14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slebertus Crispinus, abbas Westmonast., 1117, CLIX, 1006; CL, 6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slebertus Turonensis archiep., 1120, CLXXII, 13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slebertus Porretanus Pictaviensis episcop., 1154, CLXXXVIII, 1247; CLXXXV, 5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sluinus donator, an. incert, XCIX, 8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sulfus, Longobard. rex, 768, LXXXVII, 13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ber Rodulphus. Vide Rodulph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ycerius imperator, saec. V, LXXII, 1111; LVI, 89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edus, Stabulensis monachus, 1080, CXLIX, 2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Alemanniae dux, 708, LXXXVIII, 1255, 12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Lucensis, donator, 723, LXXXVII, 13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Bullonius Hierosolymit. rex, 1100, CLV, 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(S.) Ambian. episc., 1115, CLXII, 7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abbas Admontensis, 1142, CLXXI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Lingonensis episc., 1158, CLXXXV, 1409, 1476, 15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abbas S. Victoris Parisiens., 1175, CXCVI, 14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abbas, auctor incert, CXCVII, 91, 2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Trajectensium episcop., saec. XII, CXCVII, 1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Viterbiens. presbyt., 1190, CXCVIII, 8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monachus Claraevallis, 1256, CLXXXV, 17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fridus S. Eucharii abbas, 1208, CCXI, 13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hardus episcop. Hildesheim, 1038, CXLI, 1159, 12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schalcus, auctor incert., CLX, 6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deschalkus, 1039, CXLI, 13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ffridus abbas Vindocin. et S. Priscae cardinalis, 1107, CL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ibertus donator, 828, CXXXVI, 12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demarus Gothorum rex, 612, LXXX, 1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terus Spirensis episc., 1160, CXCVII, 1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rga (Petrus) donator, Gratianop., saec. XII, CLXVI, 15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sbertus, an. incert., CXXIX, 11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scelinus Cantuar. monachus, 1100, CLV, 9; LXXX, 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scelinus decanus Belvacensis, 1120, CLXIII, 14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slenus episc. Carnot., saec. XII, CLXXXVI, 13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slenus seu Joslenus Suession. ep., 1152, CLXXXVI, 1475, 1480, 1437, 14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therus Tornacensis decanus, saec. XII, CLXII, 6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tteschalcus Orbacensis monachus, 868, CXXI, 345; CXXV, 6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yla donatrix, 734, LXXXVIII, 12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zechinus scholasticus, 1059, CXLIII, 8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zpertus abbas Tegernseensis, 995, CXXXIX, 3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donicus Aquileiens. patriarch., 1629, XCIX, 6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tianus imperator, 377, XI, 1181; XIII, 583; XVI, 8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tianus monachus S. Felicis Bononiensis, 1151, CLXXX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tianus subdiac. Roman., CXC, 9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(S.) Turon. episc., 595, LXXI, 9, 162, 7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(S.) I Magnus dict. papa, 595, LXXV-LXXIX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(S.) II papa, 731, LXXXIX, 453, 49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(S.) III papa, 741, LXXXIX, 558; XCVIII, 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IV papa, 844, CVI, 841; CXXIX, 9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V papa, 999, CXXXVII, 8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VI papa, 1046, CXLII, 5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(S.) VII papa, 1084; CXLVIII, 9, 2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VIII papa, 1187, CCII, 15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IX papa, 1238; CXLII, 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Catinensis Fariensis monachus, saec. IX, CXXVII, 333; CL, 13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presbyt. Rom. 1119, CLXIII, 747, 7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S. R. E. legatus, 1125, CLXVI, 851; CLXXX, 1640; CLXXXIX, 1271, 12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gorius Aquileiens. patriarcha, 1263, XCIX, 6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aldus Sangall. abb., 872, CXXI, 7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audus donator Pictav., saec. XII, CLXII, 11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oaldus, 650, LXXXVII, 3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laicus presbyt., 898, CIII, 573; CXXIX, 8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iferius Casinensis monach., 1084, CXLVII, 12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bertus (S.) (Joannes) fundator Vallumbrosanae congregationis, 1073; CXLVI, 667, 9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fredus Pisanus civis, 754, LXXXVII, 13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terus Tarvannensis canonic, 1127, CLXVI, 8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terus Ravenn. archiep., 1130, CLXXIX, 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terus Insulan. praepositus, 1119, CLXII, 6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terus Cluniac. monach., 1141, CLXXIII, 13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terus prior S. Victoris Parisiensis, 1181, CXCIX, 11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lterus de Castellione, Tornac. Magist., 1202, CCIX, 4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inus comes Rosnacensis, donator, 1080, CLIX, 9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inus abbas Montis Thabor., saec. XII, CLV, 12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inus Ambian. episc., 1138, CLXXXIX, 10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inus abbas S. Victoris, 1180; CXCVI, 1375; CC, 1373; CCVI, 12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dinus Luxoviensis, inc., CLI, 6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enricus Trevirensis scholast., 1059, CXLIII, 13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erricus (B.), abbas Igniac., 1157, CLXXX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bertus ord. Minor., incert LXV, 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bertus abbas S. Mariae de Novigento, 1104, CL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bertus Gemblacensis abb., 1208., CCXI, 1281, 12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chardus Lugdun. archiep., 1180, CXCIX, 10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II Podiensis episc., 996, CXXXVII, 8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Aretinus abb. S. Crucis Avellan., 1034, CXLI, 3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de Castellione archiep. Rhem., 1053, CXLII, 14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Ambian. episc., 1076, CXLVI, 15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Farfensis abb., 1090, CL, 11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de Sobernone, donator, 1149, CLXXXV, 14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Cariloci abbas, 1150, CLXXXI, 17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Pontiniac. abb., 1150, CLXXXVI, 14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Senonensis archiepisc, 1187, CCII, 1565; CCVII, 4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de Sauz., 1197, CLXXXV, 1437, 14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abb. Cisterc. postea Rhem. archiep., 1202, CLXXXV, 14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Cabilonensis episc., 1265, CLXXXV, 14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o Flandriae comes, 1297, CLXXXV, 1854, 18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go I, prior Carthusiae Majoris, 1137, CLIII, 581; CLXXIX, 658; CLXXXV, 2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go II, prior Carthusiae Maj., 1188, CLIII, 7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encus Lingon. episc., ad. 1114, CLXXXV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Cabilon. monach., 966, CXXXIV, 10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V, dux Aquitaniae, 1030, CXLI, 8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I (B.), abbas S. Germani a Pratis, 1031, CXLI, 833, 835, 11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(S.) abbas S. Benigni Divionensis, 1031, CXLI, 8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Apulus, 1090, CXLIX, 10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abbas S. Arnulfi Metensis, 1090, CL, 8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Rothomag. archiep., 1117, CLXII, 650, 6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Bisuntinensis archiepisc., 1120, CLXVI, 8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de Bisontio, 1117, CLXII, 11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de Campellis, Catalaun. episc, 1121, CLXIII, 10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abbas S. Theodorici prope Rhemos, an. 1150, CLXXX, 186; CLXXXIV, 365; CLXXXV, 2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Sandionysianus monachus, an. 1152, CLXXXVI, 1193, 1211, 14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Flameng., saec. XII, CLXXXV, 1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Dandina, Grandimontensis, CCIV, 1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Tyrensis archiep., 1190, CCI, 2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Flaviniac. abbas, 1271, CLXXXV, 14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lmus dominus Salionis, an. 1284, CLXXXV, 14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manus canon. regul., incert., CLV, 4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llermus de Monte-Acuto, 1259, CLXXXV, 14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tmundus archiep. Avers., 1089, CXLIX, 14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mpoldus episc. Mantuan., 985, CXXXV, 9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ndecharus Eichstetensis episcop., 1073, CXLVI, 9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ndobadus rex, 500, LIX, 2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ndulfus Roffensis episc., 1108, CLIX, 8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ntharius Colon. episc., 768, CXXI, 3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ntherus Cisterc. monach., 1212, CCXII, 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nzo Grammaticus, diaconus Novariensis, 967, CXXXVI, 1279; CXXXIV, 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rhedenus monach. Kemperleg., 1118, CLXXII, 13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thurnus, rex Danorum in Eastanglia, 906, CXXXVIII, 455, 459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Hacquevillus Nic. senatus Parisiens. praeses, inc., CLXXXV, 5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elheidis abbatissa Gandersheimensis, saec. XII, CXCVII, 3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oindus (S.) Cenoman. episcop., 638, CXXX, 5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icho Honaugiensis, 723, LXXXVIII, 12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iminius abbas S. Vedasti Atrebat., 834, CV, 75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to. Vide Ahyt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doinus abbas, 849, CXXIX, 10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inardus archiep. Lugdun., 1052, CXLII, 1333, CXL, 11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itgarius episc. Camerac., 831, CV, 6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iulfus abbas Aldenburgensis, 1142, CLXXIV, 12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motus Sangallensis abb., 884, CXXVI, 9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tmannus S. Galli monachus, 850, CXVI, 23; LXXXVII. 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tto Mogunt. archiep., 912, CXXXI, 11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tto Trecensis. Vide Att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mo episc Halberstat., 853, CXVI-CXVI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mo de Asireyo, Divion., 1237, CLXXXV, 145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bernus archiep. Turon., 855, CXXIX, 10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ddo episc. Stradburg., 748, LXXXVIII, 13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denus vir illustris, donator, 704, LXXXIX, 5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dilo Noviom. episc., 868, CXXIX, 13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dericus praepositus S. Simeonis Trevir., saec. XII, CXCVII, 3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ena imperatrix, an. 325, VIII, 5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engerus abbas S. Disibodi, saec. XII, CXCVII, 2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gaudus Floriacensis abb., 1051, CXLII, 12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nandus Frigidi Montis monachus, 1212, CCXII, 4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ladius Tarsensis episc., 433, L, 5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mbaldus donator, 806, XCIX, 8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mbrattus, donator, saec. IX, XCIX, 808, 8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oissa Paraclitensis abbatissa, 1142, CLXXVIII, 181, 191, 212, 677; XXXXIX, 4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pericus monachus S. Galli, 980, CXXXVII, 15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pidius Rusticus, V. C. illustris exquaestor, 520, LXII, 5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mmingus monach. et presb. Wigorn an., 1095 CL, 14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I Germaniae imper., 919, XCVIII, 609, 6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II (S.), imperator Germaniae, 1024, CXL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III, imperator Germaniae, 1056, CLI, 1081; CLIX, 9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IV, imperator, 1106, CLI, 11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I, Francorum rex, 1060, CLI, 10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Parmensis episc., 1015, CXXXIX, 15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clericus Pomposianus, 1092, 150, CL, 13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Portugalliae comes, saec. XI, CLIX, 9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Stabulensis monach., 1147, CLXXXIX, 1145, 1203, 1210, 1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Namurcensis comes, 1148, CLXXXIX, 11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rex Romanorum, an. 1148, CLXXX, 1618; CLXXXIX, 11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rex Junior., 1150, CLXXXIX, 1286, 12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Saxoniae dux, 1148, CLXXX, 1621; CLXXXIX, 1362, 14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Salteriensis, 1150, CLXXX, 9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Mogunt. archiep., 1149, CLXXXIX, 1214; CXCVII, 15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Mindensis episc., 1149, CLXXXIX, 1219, 1328, 1330, 13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regiae curiae notarius, 1150, CLXXXIX, 1296, 1335, 14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Leodiensis episc., 1151, CLXXX, 1631; CLXXXIX, 1158, 13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comes de Salmes, 1153, CLXXXIX, 14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Trecensis episc., 1153, CLXXXII, 6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Huntingdon., archidiac., 1160, CXCV, 7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archidiac. Salzburg., 1174, CXCVI, 1539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nricus frater regis Ludovici VII, Rhem. archiepisc., 1175, CLXXXII, 680; CLXXXV, 627; CLXXXVI, 1374; CXCVI, 1379; CC, 11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abbas Croilandiae, an. incert., CXC, 2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Stratfordiensis abbas, saec. XII, CXC, 686; CC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Bajocensis episc., saec. XII, CCVII, 11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decanus London., saec. XII, CC, 14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Eduensis episcop., saec. XII, CLXXXV, 1467, 14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filius comitis Theobaldi, saec. XII, CLXXXVI, 13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Winthoniensis episcop., saec. XII, CLXXXVI, 1432, 14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Belvacensis episc., saec, XII, CLXXXIX, 3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de Castro Marsiaco Claraev. abb., postea Alban. episc., 1188, CCIV, 2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II, Anglorum rex, 1189, CLXXXIX, 1063; CXC, 395, 401, 405, 1045; CC, 383; CCVII. 11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Septimeliensis, 1191, CCIV, 8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, Hungariae rex, 1204, CCXVII, 2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filius imp. Constantinop., 1205, CCXV, 7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icus abbas S. Dionysii, 1207, CCXII, 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aclides eremita, an. incert., LXXIV, 2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aclius vir illustris, 494, LIX, 2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ardus Turon. archiep., 871, CXXI, 7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bertus coenobii S. Joseph et Abacuc abbas, 1160, CLV, 11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bertus abbas coenobii Morensis, postea archiepisc. Turrium in Sardin., 1164, CLXXXV, 369, 453, 12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bertus de Boseham, S. Thomae Cant. notarius, 1180, CXC, 10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ibertus Eischstettensis episc., 1042, CXLI, 13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ibertus monachus, 1150, CLXXXI, 17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icus Antissiodor. monachus, 881, CXXIV, 11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igerus Lobiensis abbas, 1008, CXXXIX, 9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imannus episc. Metens, 1090, CL, 11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imannus comes Wincenburg., 1146, CLXXXIX, 1141, 11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lembaldus (S.) martyr, 1076, CXLIII, 14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lharius, venditor, 806, CXXXVI, 12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mannus Contractus, monach. Augiae divitis, 1054, CXL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mannus monachus, saec. XII, CLVI, 9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mannus ex Judaeo Christianus, 1134, CLXX, 8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mannus abbas S. Martini Tornac., 1147, CLXX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mannus Constantiensis episcop., 1150, CLXXXIX, 12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radis Hohenburgensis abbatissa, 1169, CXCIV, 15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to donator, an. 770, XCIX, 6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tuvigus Brem. episc., saec. XII, CXCVII, 1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vaeus Rhem. archiep., 923, CXXXII, 6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vaeus Burgidol. monach., 1150, CLXX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vardus Leodic. archidiac., 1208, CCXI, 12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veius de Sombernone, donator, 1217, CLXXXV, 1423, 1424, 1427, 14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veus clericus S. Thomae Cantuar., saec. XII, CXC, 6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vinus abbas Steinweldensis, saec. XII, CLXXXV, 3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sychius episc. Africanus, 419, XXXIII, 9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sso Scholasticus, circa 1124, CLXIII, 10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terius Uxam. episc., 790, XCVI, 847, 8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ymo presb. S. Michaelis Bamberg. chronographus, 1135, CLXXIII, 13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do et conjux, donatores, 812, XCIX, 8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onymus (S.) presbyter Stridonensis in Pannonia, et Ecclesiae doctor, 420, XXII-XXX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onymus de Nordis decanus, et alii, 1494, XCIX, 6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onymus Radiolensis, monac. Vallumb. saec. XV, CXLVI, 8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arianus (Q. Julius) Africae scriptor, 397, XIII, 10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arius (S.) Pictav. episc. et Eccles. doctor, 368, IX-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arius Syracusanus, 414, XXXIII, 6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arius diaconus, 398, XVIII, 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arius (S.) episc. Arelat., 449, L, 12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arius Abaelardi discipulus, an. incert., CLXXVIII, 10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arus (S.) papa 462, L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bertus Turonensis archiepisc., antea episcop. Cenoman., 1135, CLXXI, 17; CLIX, 857; CLXXXI, 2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bertus donator, 809, XCIX, 8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brandus Junior, Magister dictus, 1150, CLXXXI, 16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fonsus (S.) episc. Toletanus, 669, XC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gardis (sancta) abbatissa Montis S. Ruperti, 1180, CXC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garius vir clarus, an. inc., CXLI, 211, 2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marus monachus, 843, CVI, 3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prandus, Langobardorum rex, 768, LXXXVII, 13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ericus abbas Casinensis, 834, CV, 7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iradus donator, 807, XCIX, 8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duinus abbas S. Dionysii, 840, C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ltinus Trevirorum archiep., saec. XII, CXCVII, 1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ncmarus Rhemensis archiep., 882, CXXV-CXXV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ncmarus Laudun. episc. 878, CXXIV, 967; CXXVI, 2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rpingus venditor, 803, XCIX, 8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udwinus donator, 798, XCIX, 7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eli-Dha totius Walliae rex, 940, CXXXVIII, 4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lseora (de), an. incert., XCIX, 8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estis (Petrus de). Vide Petr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atus Antoninus. Vide Antonin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ius Venantius Clem. Fortunatus. Vide Fortunatu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norius Augustus, 398, XI, 1192, 1194, 1204, 1206, 1208, 1212, 1216, 1220; XVIII, 398, 401, 402, 405; XX, 7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ius monachus, an. inc., LXXIV, 1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ius I papa, 638, LXXX, 463, 9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ius II papa, 1130, CLXVI, 12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ius III pap. Vide Centi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ius Augustodun., presb., 1136, CLXX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misdas papa, 523, LXIII, 3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dulfus donator, 806, XCIX, 8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steinus comes donator, 815, XCIX, 8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thswita virgo et monialis in Germania, 999, CXXXVII, 9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bertus archiepisc. Cantuar., 1200, CCVII, 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cbaldus S. Amandi mon., 930, CXXXII, 8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sacerdos Metensis, Drogonis filius, 715. LXXXVIII, 12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ex Hohenaugia insula, donator, 748, LXXXVIII, 1313, 13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Capetus, Francorum rex, 996, CXLI, 9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Lingon. episc., 1051, CXLII, 13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archiepisc. Vesuntin., 1055, LXXX, 4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II episc. Nivern., 1065, CXLIII, 13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I episc. Trecens., 1074, CXLVI, 14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Stephani presb. donator, 1077, CLIX, 9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Sylvanect. donator, 1095, CLIX, 9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Trecensis comes primus fundator abbatiae Claraevall., circa 1097, CLXXXV, 1459, 1460, 1477, 15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Flaviniac. abbas, circa 1100, CLI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archiepiscop. Lugdun., antea Diensis episc., 1106, CLVII, 4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(S.), Cluniac. abbas, 1109, CLIX, 845, 927, et sup. 210, 2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de S. Maria, Floriac. monachus, 1119, CLXIII, 7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Edessenus archiepisc., saec. XII, CLV, 4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Suessionens. episc., XII saec. ineunt., CLXII, 657, 659, 6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de Cleeriis, miles Andegav, 1130, CLXIII, 10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de Ribodimonte, 1125, CLXVI, 8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(S.), episcop. Gratianopol., 1132, CLXVI, 1563; CLIII, 7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, episc. Portugaliae, 1134, CLXX, 8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de Dociaco Senon. archiepiscop., 1142, CLXXIII, 1427; CLXXXVI, 1397, 1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de S. Victore Paris., 1142, CLXXV-CLXXV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Farsitus canon. reg. S. Joannis a Vineis, 1143, CLXXIX, 17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, de Lisiniaco comes, 1147, CLXXXVI, 13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, Matiscon. abbas, postea episc. Antissiodor., 1151, CLXXXI, 1739; CLXXXVI, 1393, 14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. (forte Hugo) de Baucio, 1153; CLXXXIX, 14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, Ostiensis episcop. cardinalis, 1153, CLXXXII, 6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Metellus Canon. regul., circa 1157, CLXXXII, 687, 688; CLXXXVIII, 12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castellanus S. Abraham venditor, saec. XII, CLV, 12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archiep. Rothomag., 1164, CXCII, 1112; CLXXIX, 670; CLXXXVI, 1399, 14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Caesareae Palaestinae dominus, 1166, CLV, 12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, Pictavinus monachus, Guillelmi Vizeliaci notarius, 1167, CXCIV, 1559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ugo de Folieto, canonicus regul. S. Laurentii de Helliaco, deinde cardinalis, 1174, CXCVI, 1553; CLXXVII, 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de Campo Florido, Suession. episc., 1175; CXCVI, 15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clericus S. Thomae Cantuar. nuntius, 1175, CXC, 698 et seq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Eterianus. Tuscus, 1180, CCII, 1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(S.) Carthusiensis, postmodum episcop. Lincoln. in Anglia, 1200, CLIII, 9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V, abbas Cluniacensis XVII, 1203; CCIX, 8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, decanus S. Mariae Paris., an. 1208, CCXII, 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, Cyprorum rex, an. 1210, CLV, 12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S. Mariae Adrianopolis abbas, et prior S. Joannis ep., CLV, 1276; CC, 13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Regensis episcop., an. 1209, CCXVI, 1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 Lingonensis episc., an. 1220, CLXXXV, 14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goninus de Fluriaco domicellus, venditor, an. 1276, CLXXXV, 14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ldreus de Lucennaco, donator, an. inc. CLXXXV, 14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baldus, vir illustris Bituricens. donator, an. inc. CXXXII, 4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baldus, Ostiensis episc., cardinalis, an. inc. CXC, 9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bertus, S. E. R. Cardinalis, episcopus Silvae Candidae, CXLIII, 9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bertus archiepisc. Byzontin., an. 1155, CLXXXV, 14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bertus, Cariloci abbas, donator, an. 1164, CCV, 9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naldus, nobilis vir et uxor ejus Deodata, 677, LXXXVIII, 11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naldus, coenobii Bonae-Spei monachus, an. inc. CCIII, 1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ntbertus Maricolensis abbas, an. 671, LXXXVIII, 11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acinthus S. E. R. Cardinalis. sub Alexand. III pp. CXC, 987; CXCIII, 5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ginus, an. inc. LXXIII, 416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Ibbo Turon. episc., an. 720, LXXXVIII, 12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a (B.) Godefridi Bullonii mater, et Bullonia comitissa, an. 1113, CLV, 431, 4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a, comitissa de Montibus, CLXXII. 6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atius, Barcinon. episc., 690, XCVI, 4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atius Aquae Flaviensis episcop., an. 460, LI, 869; LXXIV, 6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ginius, pap. et mart., an. 164, CXXX, 1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bertus Grandimont. monach. Guillelmi de Trahinaco coaevus, an. 1174, CCIV, 12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ma, pia donatrix, an. 820, XCIX, 7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geburgis, Francorum regina, an. 1196, CCVI, 12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goara, monialis Senonensis, an. 711, LXXXVIII, 12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nocentius I (S.) papa, an. 417, XX, 757; XXXIII, 779, 783, 786, 7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nocentius II papa, an. 1143, CLXXIX, 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nocentius III papa, an. 1216, CCXIV-CCXV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otsaldus, monachus Cluniac., an. 1050, CXLII, 897, 10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enes imperatrix, an. 775, CXXIX, 199, 2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mina abbatissa, donatrix, an. 704, LXXXIX, 5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aac de Stella abbas Cisterciensis, an. 1169. CXCIV, 16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aacus, Lingon. episc. an. 880, CXXIV, 10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aias, Syriae antiquus abbas IV saec., CIII, 427; XX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arnus. Tolosanus episc., temporibus Hunaldi Moissiac. abbatis, CLIX, 9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embertus, sacerdos Pictaviens, an. inc. CXLI, 2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idorus (S) Hispal. episc., an. 636, LXXXI-LXXXIV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idorus Pacensis, an. inc. XCVI, 12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idorus Mercator, auctor incertus, CXXX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o, monachus Sangail., an 871, CXXI, 7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vo (B.) Carnot. episc., antea S. Quintini Belvac. presbyter, 1115, CLXI-CLXII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Jacobus diaconus, an. inc. LXXIII, 6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obus de Vitriaco, Tusculan. episc. et cardinal., an. 1234, CLXXXV, 6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obus de Sauz donator, an. 1248, CLXXXV, 14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obus Aquileiensis, an. 1351, XCIX, 6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remias, Senon. episc. an. 827, CV, 7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se, Ambian. episc., an. 834, CV, 7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nes Cassianus vide Cassian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nes, Antiochenus episc., an. 433, L, 5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nes diaconus, an. 496, LIX, 3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nes, Constantinop. archiepisc., an. 519, LXIII, 443, 449, 480, 4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nes, episc. papae legat., an 519, LXIII, 445, 468, 473, 4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Nicopol. episc., 520, LXIII, 3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II pap., an. 535, LX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III pap., an. 572, LXX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relat. episc. an. 595, LXXII, 8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Biclarensis abbas, 595, LXXII, 8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Ravennat. archiepisc., an. 604, LXXVII, 6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Moschus, Graecus auctor, circa an. 620, LXXIV, 1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IV pap., an. 642, LXXX, 597. CXXIX, 5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V, pap., an. 686, XCVI, 4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Ecclesiae Romanae subdiac., an. inc. LXXIII, 9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VI pap. an. 705, LXXXIX, 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VII pap., an. 707, LXXXIX, 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rchiepisc. Constantinop., 715, LXXXIX, 3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amerac. episc., 865, CXXIX, 13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nes Damascenus (S.), an. 754, LXXIII, 4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(Aurelius Flavius,) Spalensis Paulo Alvaro coaevus, an. 869, CXXI, 4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VIII pap., an. 882, CXXVI, 6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iac. Ecclesiae Const. et cancellarius, orator apud VII conc. gener., CXXIX, 375 et passim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IX pap., an. 905, CXXXI, 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 pap., an. 928, CXXXII, 7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I pap., 936, CXXXII, 10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Italus monach., S. Odonis discipulus, 942, CXXXIII, 43, 8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II pap., 963, CXXXIII, 10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III pap., 973, CXXXV, 9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IV pap., 983, CXXXVII, 3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V pap., 990, CXXXVII, 8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bb. S. Arnulfi Metens., 974, CXXXVII, 2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mera Polovecius Russus, regis Wladimiri medicus et rhetor, 990, CLI, 14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anaparius, Romae monachus XI saec. ineunte, CXXXVII, 8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iaconus Venetus, 1108, CXXXIX, 8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VIII., pap. 1109, CXXXIX, 14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XIX, pap. 1033, CXLI, 11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e Garlandia poeta, circa 1050, CL, 15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abinens. episc. et cardinalis, 1059, CXLIII, 9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. Petri Damiani discipulus, 1072, CXLIV, 1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brincensis episc. postmodum archiepisc. Rothomag., 1079, CXL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Fiscamnensis abbas, 1079, CXLVII, 4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otto, musicus, circa finem XI saec. CL, 13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Virzeburg, presb. an. incert. CLV, 10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monach. Bezuensis, annalista, 1115, CLXII, 753, 8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iac. S. Audoeni monachus, 1117, CLXII, 11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onstantiensis, 1127, CLXIII, 14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Michaelensis, 1128, CLXVI, 8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monachus, 1132, CLXVI, 15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panheimensis, abb. an. inc. CLXVII 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cchonensis episc., 1138, CLV, 11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arthusiae Portarum monachus, 1140, CLIII, 8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Patricius commutator, an. inc. CLV, 12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e Caifa, an. inc. CLV, 12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Marsicanus, Tuscul. episc. 1112, CLX, 10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Ferrariensis abbas, 1147, CLXXXVIII, 140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. Laurentii Leodiens. mon., 1147, CLXXX, 1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asae Mariae abbas, 1150, CLXXXXII, 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letan. episc., an inc. CLXXXII, 6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bbas Frithesellensis, 1150, CLXXXIX, 12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notarius, 1151, CLXXXIX, 13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Gothmannus venditor, 1161, CLV, 12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iaconus Roman., 1169, CXCIV, 15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prior S. Swithini Winthon. an. inc. CXC, 14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Neapolit. SS. Petri et Pauli cardinalis, an. inc. CXC, 988; CXCVI, 139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Pictavinus sacerdos, circa 1180, CXC, 10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ornubiensis monach., an. inc. CLXXVII, 295, 4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eremita, 1180, CLXXXV, 467, 531, 12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ardinalis S. Mariae Novae, an. inc. CLXXXVI, 14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aresberiensis, episc. Carnotensis, 1180, CXC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Girbaldus donator, XII saec. CLXII, 11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olensis abbas, donator, XII saec. CLXII, 11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bbas Beaugecci (Beaugenci) circa 1200, CCV, 8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e Ceccano, vir illustris 1201, CCXVII, 2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e Balmeis archiepisc. Lugdun. 1202, CCIX, 8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. Genovefae Paris. abbas 1202, CCXIV, 11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cholarum Aurelianensium magister, 1202, CCXIV, 1188, 11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amerac. episc., 1203, CCXI, 5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e Casem. papae legatus in Bosnia, 1203, CCXV, 1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Catholicus Armenus, 1205, CCXV, 6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Willelmus, 1208, CCXI, 13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praepositus, CCIII, 1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Latinorum rex, 1211, CLV, 12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Homo Dei dictus abbas Fiscamnensis, 1220, CXLVII, 4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nglorum rex, 1213, CCXVI, 876, 878, 831; CCXVII, 303, 3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Fontanarum donator 1220, CLXXXV, 1478, 15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Algrinus Sabinens. episc. et cardinal. 1237, CC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miles de Montebarro, Beatricis filius, donator, 1239, CLXXXV, 14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venditor, 1282, CLXXXV, 14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de Thielrode, S. Bavonis monach. 1294, CCIX, 9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an. Sancius, abbas Claraevallis, 1299, CLXXXV, 18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bianus, subdiaconus Brixianus, 767, LXXXVII, 13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cerannus, Lugdun. archiepisc., circa 1120, CLXXII, 13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cerannus, Lingon. episc., donator. 1121, CLXXIV, 979, 14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nas, Elnonensis abbas, 670, LXXXVII, 10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nas Aurelian. episc. 842, CVI, 1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nas canonic. S. Victoris, 1173, CXCVI, 13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rdanus, episc. Lemovic., 1052, CXLII, 13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celinus, Saresberiens. episc. in Anglia, 1148. CLXXXVI, 1363; CXC, 10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ephus, Alcuini discipulus, 804, XCIX, 821 et sup. 7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ephus sacerdos, 846, CVI, 8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ephus, magist. Scholasticus 1208, CCXI, 13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lenus, episc. Suession., 1152, CLXXXVI, 14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ana Anicia, Aug. 519, LXIII, 451, 4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tsaldus vide lotsald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anus, quaestor sub Constantino Magno, an. inc. VIII, 7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anus imperator, 362, XI, 11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anus Pomerius, gente Maurus, in Arelatensi civitate rhetor, saec. V, LIX, 4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anus, Eclanens. episc., Pelagii discipulus, 415, XXI, 1167; XLIV, 641; XLVIII, 109, 508, 6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anus (S.), episc. Toletanus, 690, XCVI, 4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us I (S). papa, 332, VIII, 857, 9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us, abbas insulae Montis Christi, 719, LXXXVII, 13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nilius, episc. African., 550, LXVIII, 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stinianus Justini imp. legatus, 520, LXIII, 496, 508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ustinianus Aug. 565, LXIII, 430, 433, 450, 475, 485, 496, 507, 510; LXVI, 14, 35, 41, 42; LXIX, 30, 119, 177, 225, 2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stinianus II Aug. ad Joan. pp., 711, XCVI, 4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stinus Aug., 527, LXIII; 426, 427, 448, 479, 486, 499, 5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stus (S.) Urgellens. episc., 540, LXVII, 9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vencus (Aquilin.) presb. Hispan. et poeta, 329; XIX, 9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Kenredus Anglorum rex, 709, LXXXIX, 3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nulfus Merciorum rex, circa 700, CII, 10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rvinus de Lettenhove, Academiae Bruxellensis socius 1853, CLXXXV, 1833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Laborans S. R. E. cardinalis, 1191, CCIV, 8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ctantius (Firmil.) causidicus et rhetor christianus, 317, VI-V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Pultariens. monach., 843, CVI, 397, CLII, 5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imperator, 898, CXXXVIII, 8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Cenoman. episc., a. inc., CXXXII, 4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Aschafnaburg. annalista, 1040, CXLI, 4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Hersfeldensis, annalista, 1076, CXLVI, 10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Atrebatens. episcop., 1119, CLXII, 615; CLXIII, 451 et seq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magist. Carthusiae Squillacensis prior, 1125, CLIII, 11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Audomar., 1130, CLXIII, 1003; CCIX, 938, 9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de Bono oculo donator, an. incert, CLXII, 1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bertus Leodiens. et S. Matthiae Trevir. monachus, 1150, CLIV, 12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dericus (S.) episc. Paris., 651, LXXXVII, 2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dulphus Sagax, an. inc., XCV, 1143, ap Paul. diac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dulphus Senior, clericus Mediolan., 1045, CXLVII, 8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dulphus Junior, historicus, 1144, CLXXIII, 14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francus primum Beccensis abbas, inde archiepisc. Cantuar., 1089, CL, 9; CLVIII, 10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tro (Petrus) Coelestini papae nepos, 1193, CCVI, 12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ntius (S.) episc. Novariens., 540, LXVI, 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ntius Casinens. monachus, postea episcop., 950, CXXXIII, 8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ntius Veronensis, diaconus Pisanus, 1119, CLXIII, 5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ntius de Leodio, 1201, CCIV, 9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ntius abbas Westmonast., 1173, CXCVI, 1385; CC, 14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nder (S.) episc. Hispalens., 591, LXXII, 8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bdrudis de Gisna, illustris vidua donatrix, 807, CXXXVI, 12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duinus abbas S. Vedasti Atrebat. 1040, CXLI, 13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idradus episc. Lugdun., 816, XCIX, 8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Magnus (S.) papa et Ecclesiae doctor, 440, LIV-LV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episc. Bituric., 460, LIII, 1013; LIV, 12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(S.) episcop. Senonens., 548, LXVIII, 9; LXXI, 11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II, papa, 683, XCVI, 3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(S.) III papa, 818, CII, 9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IV papa, 855, CXV, 6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VI papa, 929, CXXXII, 8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VII papa, 939, CXXXII, 10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VIII antipapa, 965, CXXXIV, 9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abbas et legatus, saec. X, CXXXIX, 3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(S.) IX papa, 1054, CXLIII, 4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episc. Atinensis, 1062, CXLIII, 14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Ecclesiae Rom. legatus, 1125, CLXVI, 8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Marsicanus, Casinens abbas, postea episc. Ostiensis et cardinalis, 1138, CLXIII, 4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 Armenorum rex, 1205, CCXV, 687; CC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debodus S. Aniani abbas, 667, LXXXVIII, 11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degarius (S.) episc. Augustod., 678, XCVI, 3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degarius archiepiscop. Viennensis, 1067, CXLIII, 1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degarius Bituric. archiepiscop., circa 1125, CLXII, 1117, et sup. 10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degarius de Clariaco donator, 1128, CLXVI, 15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dgart et ejus uxor donatores, a. inc., CLXII, 11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ntius Neapoleos Cyprorum episcop., 620, LXXIII, 3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thaldus comes Matiscon. sub Rodulpho rege, CXXXIII, 8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ovigildus Cordub. presb, a. inc., CXXI, 5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porius presbyt., 426, XXXI, 12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aldus Miciacen. monac., 996, CXXXVII, 7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uthericus, Senonens. archiep., 1027, CXLI, 2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eratus diaconus Carthag. in Africa, 556, LXVIII, 9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erius papa, 363, VIII, 1331; X, 678, 682, 686, 688, 693, 7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erius sive Libertus poeta, an. incert., XIX, 7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inia Eudoxia Aug., 450, LIV, 8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inianus Carthag in Hispania episcop., 584, LXXII, 6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inius imperat., 337, VIII, 4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etbertus (S.) episc. Camerac., 1076, CXLVI, 14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etbertus abbas S. Rufi, 1110, CLVII, 7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ethardus Suession. episc., CLXII, 6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odricus de Mekerias donator, 867, CXXXVI, 12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odoaldus Brixianus, 767, LXXXVII, 13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iardus clericus Turon., 1150, CLXXIV, 15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utadus Vinciensis episc., 868, CXXIX, 13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utprandus Longobardorum rex, 715, LXXXVII, 1358, 14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utprandus Cremon. episc., 973, CXXXVI, 7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vinus (S.) Metensis episc. et martyr, 654, LXXXVII, 327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ombardus (Petrus) episcop. Paris. Magister sententiarum dictus, 1164, CXCI-CXCII. vide CXC, 1439; CC, 11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negisilus Buciacensis apud Cenomanos abbas primus, 625. LXXX, 455, 4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nginianus ethnicus vir illustris, circa 427, XXXIII. 10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harius I German. imperat., 855, XCVII, 371, 631, CII, 975; CXXXVIII, 5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harius II, Francorum rex, 986, CXXXVII, 779; CXXXVIII, 554, 575. et passim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harius II Germaniae imperat., 1137, CLXXIX, 47, 668; CLXXXIX, 1460, 1465, 14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as diacon. Legionens., postmodum episc. Tudensis. an. inc., CC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ianus confessor, 250, III, 6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ifer episc. Cataritan., 371, XIII, 6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ius (S.) papa et mart., 252, III, 9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ius episc. African., 258, IV, 4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ius II papa, 1145, CLXXIX, 8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ius III papa, 1185, CCI, 10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retius episcop. Hispanus, in concil. Bracar., 569, CXXX, 5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ulentius, a. inc., LXXII, 8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gerus donator, 797, XCIX, 8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gerus episc. Mimigardeford., 809, XCIX, 745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udovicus I Occidentalis imp., 840, XCVII, 371, 679; XCVIII, 551, 579; CII, 975; CIII, 1421; CIV, 515, 524 et praesertim 9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ovicus II rex Italiae et imperator, 865, CXXXVIII, 527, 545, 609 et seq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ovicus II Francorum rex, 879, CXXV, 809, 1265, 12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ovicus II Germaniae rex Junior dictus. 878, CXXXVIII, 7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ovicus IV Franc. rex, 939, CXXXIII, 8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ovicus VI Francorum rex, 1131, CLXIII, 1339; CLXXXVI, 1253, 1461, 1463; CLXXXIX, 10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dovicus VII Franc. rex, 1180, CLXXXVI, 1465, CXC, 1056; CXCIX, 374; CC, 13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idbertus Moguntin. archiepisc., 889, CXXIX, 10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llus (Den.) 733, LXXXIX, 7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llus (S.) Mogunt. archiep., 787, XCVI, 8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pus (S.) Trecensis episc., 479, LVIII, 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pus (B. Servatus) presbyt. et Ferrar. abbas, 862, CXIX, 4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pus protospatharius, chronicus, 1100, CLV, 120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Macarius (S.) Nitriensis in Aegypto abbas, saec. IV, CIII, 451; vide XXIII. 65; LXXIII, 2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arius confess. Roman. Ecclesiae, 251, III, 732; IV, 3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habaeus, Scotorum rex 1057, CLI, 11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edonius, vir illustris, 414, XXXIII, 662, 6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robius Donatista, circa 340, VIII, 767, 7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algarda donatrix, 812, XCIX, 8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ngoz episc., 755, XCVI, 824 et passim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nus episc. Senonens., 818, CII, 9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olus (S) abbas Cluniac., 994, CXXXVII, 7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mertinus consul, Juliani Augusti panegyrista, 362, XVIII, 407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mertus (Claudianus) presb. Viennensis Ecclesiae et S. Mamerti ejusdem Ecclesiae episcopi frater, circa 470, LIII, 6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sses archidiac. et deinceps archiepisc Rhemensis, 1119, CLXII, 650, 653 et se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sses Aurelianensis episc., 1148, CLXXXVI, 13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egaldus seu Manegoldus, scholarum magister, 1100, CLV, 147; CLXXXIX, 124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gundis Longobarda femina, 768, LXXXVII, 13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suetus (S.) episcop. Mediolanens., 680, LXXXVII, 12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tio episc. Catalaunensis, 962, CXXXI, 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el imperator Constant., 1154, CLXXXIX, 14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pinius episc. Rhemensis, 550, LXVIII, 43; LXXI, 11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bodus episcop. Redonensis, poeta, 1128, CLXXI, 14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inus (S.) papa, 304, VI, 9; VII, 10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inus presbyt., 384, XIII, 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inus (Flavius) Tribunus, 411, XI, 1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inus, ethnicus vir, ad Augustin., 412, XXXIII, 5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inus comes, circa 434, LI, 9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us (S.) papa, 310, VI, 19; VII, 10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us Ancyranus episc., 342, VIII, 9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ellus Memorialis episcop, circa 411, XI, 12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ianus episcop. African. Donatista, circa 311, VIII, 74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ianus imperat., 457, LIV, 903, 970, 10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ualdus donator, an. inc., CLXII, 11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ulfus monach. Parisiensis, 660, LXXXVII, 6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us (S) papa, 334, VIII, 8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us monachus Casinens., 612, LXXX, 1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us ex laico monachus, donator, 770, XCIX, 6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us episcop. Idruntinus, a. inc., XCVI, 13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ita Burgundiae ducissa, donatrix, 1200, CLXXXV, 14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a de Monte S. Joannis, domina Salionis, donatrix, 1249, CLXXXV, 14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anus presb. archimandrita, 536, LXVI, 5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anus Scotus, presbyter et monachus, 1080, CXLVII, 6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us I papa, 884, CXXVI, 9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us II papa, 946, CXXXIII, 8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us Claudius Victor, rhetor Massiliensis, 426, LXI, 9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us Victorinus, rhetor Afer, 372, VIII, 993, 1019, 1039, 114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us Mercator Campanus vel Apulus natione, 450, XL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us episcop. Aventicensis in Helvetia, 595, LXXII, 7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tinianus monachus, 906, CXXXI, 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tinus (S.) episc. Turonens., 399, X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tinus Dumiensis episcop. Bracar., 572, LXXII, 17; CXXX, 571, 5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tinus (S.) I papa, 649, LXXXVII, 1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tinus Caroana, donator, 1152, CLV, 12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tinus (S.) presbyter Legionensis, praedicator illustris, 1201, CCVIII-CCIX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nus Firmicus, 353, XII, 9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hilda donatrix, 1129, XCIX, 6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hildis (sancta) regina, Henrici regis uxor, 968, CXXXV, 885; CLI, 13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hildis comitissa, 1046, CLVII, 1293; XCVIII, 631, 6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hildis Anglorum regina, 1118, CLIX, 239, 240; CLXIII. 4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hildis imperatrix, 1170, CXC, 10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hildis comitissa Grinionis donatrix, 1196, CLXXXV, 1470, 14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thaeus episc. Albanensis, cardinalis, 1139, CLXXIII, 12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thaeus Lotharingiae dux, donator, 1142, CLXXXV, 14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thaeus Trecensis episc. ad Alex. III papam, CC, 14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thaeus Thesaurarius Senonensis ad Alex. III, CC, 14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thaeus Vindocinensis, 1200, CCV, 9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ricius de Sulliaco, Paris. episc., 1196, CCV, 887; CC, 14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rilius (B.) archiepisc. Rothomag., 1067, CXLIII. 13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rus archiepisc. Ravennat., 648, LXXXVII, 1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rus Ecclesiae Templi Domini abbas, saec. XII, CLV, 11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entius patriarcha Aquileiensis, 840, CVI, 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s confessor Afric., 250, III, 673; IV, 271, 290, 331, 3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s august., 385, XIII, 589, 5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s grammaticus Madaurensis, 399, XVIII, 495; XXXIII, 81 apud August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s medicus ad August., 409, XXXIII, 4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s (S.) Taurinensis episcop., 466, L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s episc. Caesaraugust., 644, LXXX, 609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imus (S.) abbas Constantinop. et confessor e Graeco ab Erigena translatus, 662, LXXX, 483; CXXII, 1193; CXXIX, 567, 574, 585, 6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ffridus prior Ebirbacensis, saec. XII, CXCVII, 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gasius episc. Arian., 359, XIII, 7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ginfredus Magdeburg. magister et praepositus, 1033, CXLI, 9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ginhardus, 815, XCIX, 809, 8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lchiades (S.) papa, 313, VI, 29; VII, 11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obaudes Hispanus scholasticus, 427, LXI, 9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ssianus presbyt. Arelat. S. Caesario coaevus, 545, LXVII, 1025, 12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chael Parisiens. decanus, 119. CCV, 9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gdonius episc. Arianus, 359, XIII, 7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sindis Hierosolymae regina, 1152, CLV, 1136, 11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o monachus S. Amandi, poeta, 872, CXXI, 9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o monachus S. Albini Andegav. et exinde cardinalis, an. inc., CL III, 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o Barri comes donator, 1145, CLXXXV, 14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o Morinorum episc., CC, 14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o magister, CCXVI, 1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redus episc., 756. XCVI, 8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cius Felix causidicus et apologeta christianus, Afric. script., a. inc., saec III, III, 1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tanus episc. Tolet., 527, LXV, 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age Raiz venditor, an. inc., CLV, 12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yses confessor Ecclesiae African., 250, IV, 2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nio episc. Mindoniensis, circa 1134, CLXX, 875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algodus Cluniac. monachus, saec. XII, CXXXIII, 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nthelmus et vulgo Anthelmus Bellicens. episc. antea Carthusian., circa I 64, CLIII, 9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iodus de Montebarro donator, saec. XII, CLXXXV, 14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zarius rhetor, 321, VIII, 5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bridius ad August., XXXIII, 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ctarius, ethnicus vir, 420, XXXIII, 313, 3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mesianus confess. Afric., IV, 4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o Legatus synodi Seleuciens. ad Patres Ariminenses, 359, X, 7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torius patriarcha Constantinop. et haeresiarcha, 439, XLV II, 757, 898; L, 438, 442, 4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ephorus (S.) archiepisc. Constantinop. chronicus, Anastasio interprete, 828, CXXIX, 5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etas (S.) Aquileiensis episc., 458, LII, 8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etas presbyter et monachus monasterii Studii, saec. XI, CXLIII, 9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etius (S.) episcop. Trevirensis, 551, LXVIII, 361; LXXI, 11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I papa, 867, CXIX, 7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II papa, 1061, CXLIII, 12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prior coenobii Wigorniensis, 1120, CLIX, 8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Leodiensis episc, D. Algero coaevus, 1140, CLXXX, 7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cardinalis, 1150, CLXXXIX, 13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Corbeiensis abbas, circa 1150, CLXXXVI 14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de Monte Dei prope Rothomag., 1170, CXC, 679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icolaus monachus Claraevallis, et S. Bernardi notarius, 1175, CLXXXII, 671; CLXXXIII, 26; CLXXXIV, 827, 1949; CLXXXV, 213; CLXXXIX, 409, 446; CXCVI, 15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abbas Halesbrun., saec. XII, CXCVII, 2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S. Albani monach. ad Petrum Cellens., 1187, CCII, 6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Ambian., 1203, CLX, 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us Hacqueville, senatus Paris. praeses, CLXXXV, 5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stratus confessor Afric., 250, III, 274, 673; IV, 271, 290, 331, 3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gellus idem ac Ermold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hardus abbas S. Richarii, 853, CXVI, 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vardus Rhemen. episc., 662, LXXXVIII, 1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velo Suession. episc. ad Stephanum Tornac., CCXI, 4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zezius et ejus uxor Ermentrudis, donatt., 680. LXXXVIII, 12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bertus (S.) Magdeburg. archiepisc., 1134, CLXX, 12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gerus, episc. Leodiens., 1008, CXXXIX, 11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kerus Balbulus, monach. S. Galli, 911, CXXXI, 9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atianus presb. Romanus, haereticus, 250-267, III, 8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atus catholicus. an. inc., XVIII, 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erianus archiepisc., 667, LXXXVIII, 1191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Oblini (Petrus), donator. an. inc., CLXII, 11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anus, an. 417, XX, 457; XXII, 7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alricus, Rhemensis, archiep., 963, CXXXIII, 9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alricus, Rhemensis, praeposit., an. 1099, CL, 15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dag, donator, 837, XCIX, 8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do, abbas S. Remigii, 1136, CLXXII, 13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do, monach. Astensis, 1125, CLXV, 11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ilo, monach. S Medardi Suession., 920, CXXXII, 5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ilo, abbas Cluniac., 1049, CXLII, 8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ilus, notarius de pago Arduno juxta Cenoman. 721, LXXXVIII, 12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, abbas Cluniac., an. 942, CXXX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Bellovacensis episc., 880, CXXIV, 11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(S.), Cantuar. archiepisc., 961, CXXXIII, 9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, Ausciensisdiaconus, 983, CXXXVII, 3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comes, 1024, CXLI, 9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monach. Fossat., 1057. CXLIII, 8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, Bajocensis episc., 1096, CLV, 4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(B.), episc. Camerac., 1113, CLX, 10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nepos Guillelmi comitis Matiscon., 1155, CLXXXV, 14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, Morimund. abbas, 1156, CLXXXVIII, 16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, S. Victoris prior, 1166, CXCVI, 13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de Deogilo (Deuil prope Paris.), S. Dionysii abbas, an. 1168, CXCV, 991; CLXXXV, 11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, cardinalis, an. 1173, CXCVI, 13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, episc. Tullensis, an 1198, CCV, 9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prior Cantuar., saec. XII, CXC, 1003; CC, 1396, 14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Campaniensis comes donat., 1202, CLXXXV, 1459, 14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Burgundiae dux donat., 1206, CLXXXV, 1422; CCI, 13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 de Soliaco, Parisiens. episc., 1208, CCXII, 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orannus monachus S. Petri Senon., 1048, CXLII, 7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fa Anglo-Saxonum rex, 709, LXXXIX, 3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gerius Veronensis et ejus uxor donatores, an. inc. CLXII, 11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gerius abbas Lucedii, 1149. CLXXX, 16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degarius (S.) Tarracon. archiepisc., 1137, CLXXII, 1357; CLXXIX, 6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iva episc. Ausoniens., 1047, CXLII, 5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uphrius Panvinus, an. incert. CXLVIII, 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helmus donator, 799, XCIX, 798, 8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atianus Porphyrius, historicus, an. incert., XIX, 3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ATUS (S.), episc. Milevit. Afric., 370, XI, 7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ericus Vitalis, Uticensis monachus, an. 1147, CLXXX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entius (S.), episc. Ausciensis, 450, LXI, 973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IGENES, presb. Alexand., Ecclesiae Graecae doctor, a D. Hieronymo et Rufino translatus, 253, XXI, 176; XXIV, 901; XXV, 583; XXVI, 2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osius (Paulus), presb. an. inc. XXXI, 635; XLVIII, 5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siesius, Tabenn. abbas, saec. IV, CIII, 451; LXXIII in Vita S. Pachom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bernus, monach. Cantuar. 1085, CXLIX, 368; CXXXIII, 9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giva regina, Aelredi regis Angl. uxor, 755, XCVI, 8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ius, Cordub. episc. 356, VIII, 13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mundus, Astoricensis episc., 1057, CLV, 4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bertus Castaldus, Langobard. donat., an. inc. CXXIX, 9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elboldus, S. Bavonis Gandensis abbas, 1040, CXLI, 13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lonus presb., S Emmerammi Ratispon. monachus, 1073, CXLVI, 9; LXXXIX, 6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o I August., an. 973, XCVIII, 587, 603; CXXXVIII, 8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o II August. 983, XCVIII, 587; CXXXVIII, 847, 8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o III August., an. 1002, CXXXVIII, 853; CMLII, 10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o (S.) Bamberg. episc., 1134, CLXXIII, 1267; CLXIII, 4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o Frisingensis episc., 1152, CLXXXIX, 13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o Cardinalis diac., saec. XII, 990; CC, 1392, 13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kerus monachus Ratisbon. an. inc. CLI, 6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nia sive Otho, an. inc. CXXIX, 9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enus, Walliarum rex, ad Thom. Cant. CXC., 1055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Pacatus Drepanius proconsul, 394, XIII, 4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chomius (S.) Tabennensis abbas, saec. IV, CIII, 451, LXXIII, in Vita S. Pachom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cianus (S.) episc. Barcilonen., 397, XIII, 10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ganus donator, an. incert. CLXII, 109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ganus de Miribello donator, an. incert. CLXII, 11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ganus patriarcha Aquileien. et fundator Ecclesiae S. Nicolai, 1328, XCIX, 6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ladius Helenopolit. episc. 417, LXXIII, 10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ladius (S.) episc. Antissiodor., 651, LXXXVII, 215, 2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machius, an. inc. XX, 457; XXII, 7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philus vide Eusebi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dulfus Aletrinus, 1124, CLXIII, 4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vinius Onuphrius monach. ordinis Eremitarum S. Augustini, 1568, CXLVIII, 1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hnutius abbas Aegyptius, saec. IV, LXXIII, 211; CIII, 433, apud Isidor. Merca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ias grammaticus, 1045, CXLI, 14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inus de Montibus donator, saec. XII, CLXII, 11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centius ethnicus, 428, XXXIII, 10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chalis I, pap., 824, CII, 1075; CVI, 831; CXXIX, 9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chalis II, pap., 1118, CLX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chasinus Lilybaetan. episc., 450, L, 12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chasius diaconus, 491, LX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chasius Radbertus, abbas Corbeiensis, 865, CX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erius (S.), Gregorii Magni discipulus et notarius, circa 595, LXXIX, 6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icius (S.), episc. et apostolus Hiberniae, 450, LIII, 7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a (S.), nobilis matrona Romana, 415, XXII, 4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inus diacon. Mediolan., 418, XX, 7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inus (S.) Nolanus episc. poeta, 431, L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inus Petricordiensis episc., 490, LXI, 10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inus Aquileiensis patriarcha, 804, XC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lus (Robertus), an. inc., CLXXVII, 3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(S.) abbas, an. inc. LXVI, 95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Emeritanus, 610, LXXX. I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Neapolis Ecclesiae diaconus, an. inc. LXXIII, 6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Constantinop. archiep., 647, LXXXVII, 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(S.), Virodun. episc. 650, LXXXVII, 211, 2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dux Galliae, sub titulo temere assumpto Orientis regis, 699, XCVI, 7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(S.), pap., 767, LXXXIX, 11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Vinfridus diaconus, 784, XCV, 4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Alvarus, vir illustris Cordub., an. 869 CXXI, 3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, Bernriedensis canon. reg. circa 1099, CXLVIII, 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us monachus, 1100, CLV, 1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agius monachus Britannus, et haeresiarcha, 415, XXI, 1155; XXII, 169; XLVIII, 83, 5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agius I papa, 555, LXIX, 3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agius II pap., 590, LXXII, 7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oquinus de Insula, donator, an. inc. CLXII, 11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egrinus, presb. Ecclesiae Mustitanae, an. 395, XI, 11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egrinus I patriarcha Aquil., 1134, XCIX, 6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egrinus abbas S. Mariae de Latinis in-Jerusalem, circa 1240, CLV, 1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ingerus, abbas Tegernseensis, 1040, CXLI, 13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petua (sancta), martyr, 203, 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petuus, Turonens. episc. 482, LVIII, 751, LXXI, 11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tualdus, civis Lucensis, 721, LXXXVII, 13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onius quaestor sub Constantino Magno, an. inc. VIII, 7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Chrysologus (S.), archiepisc. Ravennat., Ecclesiae doctor, 450, LII, 9; LIV, 7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diaconus, 513, LXII, 79; LXIV, 4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Bibliothecarius, 892 CLI, 12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archidiaconus, an. incer., XCVI, 13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Classensis, abbas S. Apollinaris, 998, CXXXIX, 2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Damianus (S.), episc. Ostiensis S. E. R. Cardinalis, 1072, CXLIV, CXLV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monachus Malleaceus, 1073, CXLVI, 12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Tudebodus, sacerdos, 1095, CLV, 7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Alphonsi ex Judaeo Christianus, 1106, CLVII, 5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eccator, clericus Ravennatensis circa 1108, CLXIII, 4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Bernardi, Grandim. prior, 1167, CCIV, 11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isanus, cardinalis, an. inc. CLXIII, 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ictaviensis episc. 1112, CLXII, 10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Chrysolanus, archiepisc. Mediolan., 1117, CLXII, 10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de Honestis, clericus Ravennatens., 1119, CLXIII, 6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Burgensis episc. donator, 1120, CLXVI, 8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Gorga et ejux uxor donatores, 1132, CLXVI, 15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diaconus monach. Casinensis, 1138, CLXXIII, 439, 763, 1003; CLXIV, 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(B.), prior Juliae monast. et Molineus. monachus, 1141, CLXXXV, 12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rior S. Sepulcri, 1144, CLV, 1176, 1177, 11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, Bituricensis episc. 1149, CLXXXVI, 1389, 1390, 1391, 1395, 1402, 14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monachus, 1150, CLXXXI, 1703, 17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Venerabilis abbas Cluniac., 1158, CLXXXIX;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Tyrensis archiepiscopus, 1162, CLV, 11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isanus, B. Aniani Aurelian. decanus, 1162, CC, 13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de Roya, Claraevallensis monachus, 1169, CLXXXV, 1683, 1687; CLXXXII, 7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apiensis episc., saec. XII, CXC, 10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Comestor, canonicus et decanus B. Mariae Trecensis, 1179, CXCVIII, 10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S. E. R. cardinalis, 1182, CXCIX, 1119; CXC, 991; CC, 13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Monoculus Claraeval. abbas, VIII, 1186; CCI, 1391; CC, 13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Cellensis, episc. Carnot., 1187, CCII, 3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Cantor Eccles. Paris., 1197, CC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Roskild. episc. ad Coelest. pp., CCIX, 6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Blesensis, Bathoniens. in Anglia archidiaconus, 1200, CC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rior S. Joan. CP., ad Ludovic. Junior. CLV, 12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ictaviensis, cancellarius Academiae Parisiens., 1205, CCXI, 7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Cambius, Parisiens. episc. 1208, CCVII, 11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Vallis Cernai mon., 1208, CCXIII, 5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de Riga, canonicus et cantor S. Mariae Rhemens. circa 1208, CCX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de Nemore, Paris. episc., 1212, CCXII, 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prior S. Petri. donator, 1215, CLXXXV, 17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S. Georgii ad Velum cardinal., 1227, CLXXXV, 17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rus III, Aragonum rex, 1250, CLV, 12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astrius (S.), episc. Brixiensis, 387, XII, 10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presb., discipulus S. Hieronymi, 440, LIII, 1011; XXIII, 14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I, rex Francorum, 1108, CLIX, 837, et sup. 2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Catalaunen. episcop., circa 1118, CLXII, 665, 6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Claraevallensis monachus, 1161, CLXXXV, 3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Coloniensis archiepisc. XII saec. CXCVII, 1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Flandriae comes, XII saec. CXCVII, 187, CC, 13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, Coloniensis decanus, XII saec. CXCVII, 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, Parcensis abbas, XII saec. CXCVII, 2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de Harveng, 1187, CCIII, 9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Belvacensis episc., 1196, CCVI, 1278; CCVII, 1178; CCXIII, 2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Lombardus donator, 1204 CCXVII, 2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Romanorum rex, 1205, CCXVIII, 297, 2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Sueviae dux, CCXVI, 1012, 11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ippus Augustus, Francorum rex, 1223, CCXI, 391, 395; CCXII, 74; CCXVI, 976, 1097; CCXVII, 2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ocalus, 354, XIII, 6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ilotheus monachus. an. inc. CLXXXV, 5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ebadius (S.) episc. Aginensis, 400, X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bo, episc. Tullensis, 1107, CLVII, 413; CLXIII, 4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pinus dux et uxor ejus Plectrudis donatores, 687, LXXXVIII, 1215, 1219, 1246; LXXXIX, 527, 5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pinus Senior, 691, LXXXVIII, 1223, 1224, 12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pinus, majordomus Matiscon, 743, LXXXVIII, 1303, 13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pinus, rex Francorum, 755, LXXXIX, 788; XCVI, 824 et praesertim, 1501 et seq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rminius (S.) abbas, 757, LXXXIX, 10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us I (S.), papa, 147, CXXX, 111, apud Isidor. Mercato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idia (Galla), Augusta Theodosii filia, 450, LIV, 859, 8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idus episc. sedis ignotae, 1119, CLXIII, 6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idus diac. Romanus et Casin. monach. saec. XVI, CLXXIII, 105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ianus confessor Africanus, 258, IV, 4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o donator, an. inc., CXXIX, 9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ycarpus (S.) Smyrnensis episc. et mart., 167, LXVIII, 3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erius Julianus presb. an. inc. LIX, 4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peius praefectus imperii, 520, LXIII, 4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anus (S.), pap., 230, CXXX, 1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anus, episc. Afric., 540, LXVII, 9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us diaconus Afric. S. Cypriano coaevus, 257, III, 14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us, Tolosanus comes, donat., 1060, CLIX, 9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us Casae Dei abbas, 1096, CLIX, 9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us abbas S. Ruffi, 1124, CLXIII, 14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us abbas Cluniacensis, 1125, CLXVI, 8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us Claraevall. abbas V, postea Claromontanus episc., CCXI, 3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tius Vizeliac. abbas, ad Suger., CLXXXVI, 14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po, archiepisc. Trevir., 1045, CXLI, 1368, 13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po, episc. Metensis, 1103, CLV, 1649; CLXII, 65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phyrius, Graecus auctor paganus, circa 305, LXIV, 9, apud Boetium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sessor, episc. Afric., 520, LXIII, 4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sidius Calamensis episc., in Africa, 439, L, 401; XXX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amius, episc. Ulyssipon., 366, VIII, 1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asius Adrumetan. episc., 555, LXVIII, 4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scianus grammaticus, circa 525, CXI, 6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bus Marcus Valerius, Berrytius grammaticus, auctor V saec., CXXX, 11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r presb. et forte episc. African., 428, XXXIII, 10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r (S.), presbyter et poeta Aquitanus, 450, L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r ex manichaeo catholicus, 530, LXV, 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adius (S.), episc. Vesuntinus, 624, LXXX, 4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erius (S.), Alexandriae episc, 454, LIV, 10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udentius Aurelius (S.), poeta. 405, gente Hispanus. LIX,---LX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udentius (S.) episc. Trecensis, 861, CXV, 9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eudo-Isidorus vide Isidorus Mercato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eudo-Liutprandus anonymus auctor, a. incert. CXXIX; 135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licola 398. XXXIII; 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lius Victori, an. incert. XVIII; 4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lcheria Augusta, 453, LIV; 9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rchardus monachus Augiae Divitis, 1003, CXXXIX; 349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Quodvultdeus diaconus 427, XXXIII; 997, 1000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Rabanus Maurus abbas Fuldensis, postmodum archiepisc. Moguntin, 856, CVII-CX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hio Argentinensis episc. 788, XCVI, 10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hisius, Longobardorum rex, 747, LXXXVII, 1376, 1406, 14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bodus (S.) episc. Traject. 918, CXXXII, 5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bodus, praepositus Dolensis, 923. CXXXII, 7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bodus, episcopus Tornacensis 1098, CL, 1493; CLXII, 65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chis, abbas S. Michaelis Lucensis, 728, LXXXVII, 13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egundis (Sancta) Francorum regina, 587, LXXII, 651, 6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 Ardens, Pictavus 1100, CLV, 1293, 16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, Silgeriarum dominus donator, 1112, CCVII, 11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 Tortarius monach. 1115, CLX, 11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, archiepisc. Rhemensis 1124, CLXIII, 1415; CLXII, 6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, Brugensis castellanus donator, 1146, CLXXXV, 18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, Viromandensis comes, ad Sugerium circa 1147, CLXXXVI, 1352, 1355, 1369, 1391, 1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 comes de Claromonte, 1169, CCV, 9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 archiepisc. Cantuar. an. inc. CLXIII, 1481, et sup. 13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 Barbotinus donator saec. XII; CLXII, 11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ulfus Cadomensis, circa 1120, CLV, 4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ginaldus Willelmi ducis capellanus, 1171, CLV, 12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mbaldus, archiepisc. Arelat. 1067, CXLIII, 13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aldus I, archiepisc. Rhemensis, 1093, CL, 13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aldus II, archiepisc. Rhemensis, 1137, CLXXII, 1339; CLXII, 648; CLXXXIX, 105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aldus de Salmanche, donator, saec. XII, CLXII, 11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aldus de Monte Falcone, 1148, CLXXXVI, 14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aldus Vizeliacens. abbas frater Petri Venerab. 1160, CLXXXIX, 4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aldus Montis Sion episc., 1176, CLV, 12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ardus a. inc. CXXXII, 4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ardus, Cisterciensis abbas, 1151, CLXXXI, 17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inerius donator, 1148, CLXXXV, 14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gerius, S. Brunonis discipulus, 1102, CLII, 5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ulfus de Turri episc. a. inc. CXC, 10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ufridus, civis pietate insignis, 748, LXXXVII, 1377, 13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herius, episc. Veronensis, 974, CXXX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herius Romanus, a. inc. CXXIX, 9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vennius episcop. Gallus, circa 454, LIV, 9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pertus Langobardus 748 LXXXVII, 142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pertus, monachus Sangall. 890, CXXVI, 10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ramnus, monachus Corbeiensis, 868, CXXI, 9. 11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uracus, episc. Nivern. 650, LXXXVII, 213, 2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Aureliac. abb. a. inc. CXXXII, 4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, Tolosanus comes saec. IX. CXXXII, 7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Arnalli monach. an. inc. CLI, 6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de Curamonta comes, 1096, CLV, 4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de Agiles canon. Podiensis, 1100, CLV, 5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vicecomes Cadurcensis donator, 1101, CLIX, 97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Gallaeciae comes saec. XI, CLIX, 9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Tripolitan. comes 1140, CLV, 1191, 1193 et seq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S. Aegidii comes et princeps Antioch. 1145, CLV, 390, 483, 1184, 12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dux Narbonensis et Tolosae comes, CLV, 12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Tolosae comes, 1212, CCXVI, 75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Rogerii Fuxensis comes, 1212, CCXVI, 975, 991, 9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mundus Aquileien. patriarcha, 1278, XCIX, 649, 6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caredus Wisigothorum rex, 601, LXXII, 11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cho schismaticus, Bernaldo Constantiensi coaevus, CXLVIII, 12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swinthus Gothorum rex, 650, LXXX, 685, 686; CXXX, 499, 5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mbaldus S. Emmeram. mon. ad Froumundum Tegern. 1011, 136, 12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mundus seu Tractemundus, Illiberit. episc. 973, CXXXVI, 9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naldus donator, 805, XCIX, 8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no abbas Prumiens, 915, CXXXII, 9, 4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imbaldus, praepositus Leodiens. 1115, CLXII, 7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inardus, Reinchusensis abbas, CLXXXIX, 1147, 11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inerus, mon. S. Laurentii Leodiens. 1184, CCI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inhardus Alberstatens. episc., 1107 CLXIII, 459, 4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bertus (S.) episc. Hamburg. 888, CXXVI, 9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igius (S.) archiepisc. Rhem. 533, LXV, 9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igius Argentin. episc. 778, XCVI, 15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igius, Curiensis episc. 820, CII, 10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igius (S.) episc. Lugdun. 868, CXXI, 9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igius Antissiodor., mon. 908, CXXXI, 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allus magister sedis Barcinon. 1080, CXLVII, 5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olus, archiep. Rhemens. 686, LXXXVIII, 12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aratus, episc. Afric. ad Theodor. pap. 648, LXXXVII, 8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heticius, Aeduensis episc., saec. IV, VI, 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hodarius, vir illustris donator., a. inc. CXXIX, 9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abbas Floriac. 979, CXXXVI, 13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II, Northmanniae dux donator, 1027, CL, 5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, Bituric. archiep. Philippo I regnante, saec. XI, CXXXII, 475, 4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de Dumellis, abbas Pratellensis, 1100, CLV, 16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Pratellensis abbas 1117, CLXVI, 1357. Idem forte ac praeceden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Narbon. archiepisc. et cardin., 1118, CLXII, 15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Albanens. episc. et S. Sedis legatus, CLXII, 679, 6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de Villa donator saec. XII. CLXXXIX, 9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de Hava donator 1154; CCVII, 11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Constantiensis episc. circa 1158, CLXXXIX, 10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de Grandi Silva Cisterc. monach. 1160, CLXXXV, 15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Pictavien. archidiac. a. inc. CXC, 10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a S. Victore Paris., can. reg. 1173, CXC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abbas Bristoliens., CXCVI, 138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Sprinckirsbac. abbas saec. XII, CXCVII, 29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us Cantuar. archiepisc. saec. XII, CC, 1456; CCVII, 302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ichardus, Anglor. rex ad Clement. III pap., CCIV, 1505; CCVII, 1159, ad Innoc. III, CCXVI, 1000, 1001; CCXVII, 2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erus monachus Rhemens., extra muros, 999, CXXXV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ulfus episc. Suession., 902, CXXXI, 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ulfus Helenensis. episc., 915. CXXXII, 4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gobertus venditor, 723, LXXXVIII, 12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gobertus venditor, an. inc., CXXXVI, 12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hpaldus abbas donator, an. inc., CXXIX, 929, 9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lindis seu Regilendis abbatissa Hohenburgens., 1169, CXCIV, 15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quinus provisor Tullens. donat., 1120, CLXVI, 8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so presb. capellanus Bohamundi principis, donator 1138, CLV, 11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, Metensis episc. 919, CXXXII, 5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Francorum rex, 1031, CXLI, 8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de Tumbalena, S. Vigoris abbas, 1092, CL, 13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Burgundiae dux, donator, 1093, CLXXXV, 14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(S.) abbas Molism. 1110, CLVII, 12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(B.) de Arbrissello abb. et ordinis Fontis-Ebraldi fundator, 1117, CLXII, 10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monachus S. Remigii Rhemens. 1120, CLV, 6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Pullus cardinalis, 1153, CLXXXVI, 6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Porcarius donator 1155, CLV, 12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de Brus, dominus Vallis Anandi an. incert. CLXXXV, 17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capituli Carnot. decanus, CLXXXVI, 14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Retenensis in Anglia, deinde Papilonens. archidiac. 1157, CLXXXIX, 657, 10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Peronensis dominus et uxor ejus, CLXII, 6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de Blodo donator, saec. XII, CLXII, 11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, Oxoniens. archidiac., postmodum Hereford. episc. a. inc., CXC, 10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Legercestrien. comes, 1163, CC, 13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de Torinneio abbas 1186, CCII, 1305; CLX, 411, 4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de Monte, idem cum Roberto de Torinneio praecitato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, abbas S. Germani a Pratis, 1194, CCV, 9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cardinalis presb., 1213, CCXVI, 975, 991, 9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 capellae dux et ejus fratres donatores, 1232, CLXXXV, 14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us, filius Guidonis Flandriae comitis, 1298, CLXXXV, 1867 et seq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ericus, vir nobilis et donator, 1138, CLV, 11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hmundus, Augustodun. episc., CXXXII, 4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inus, donator, 883, CXXXVI, 12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olphus Burgundiae rex, 997, CXLII, 1039, 10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olphus seu Rodulphus III Burgund. rex, 1032, CLI, 10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ulfus Glaber Cluniac. mon. 1048, CXLII, 60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ulphus abbas S. Trudonis, 1138, CLXXIII, 9; CXLVI, 14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ulfus Cluniac. mon., Petri Venerab. discipulus, 1160, CLXXXIX, 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ulphus, Bituric. episc., 866, CXIX, 6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ulphus, abbas donatarius, 887, CXXXVI, 12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 comes S. Pauli donator, an. inc., CXLVII, 475 no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 jurisconsult. Italus, 1075, CXLVI, 14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, Beccensis monachus, 1090, CL, 14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, Ramathensis episc. 1136, CLV 11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 de Caifa an. inc., CLV, 12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 II Siciliae rex, 1149, CLXXXVI, 14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 de Pontiniaco monachus, S. Thomae Cantuar. coaevus, 1175. CXC, praef. XI, 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, Croylandiae monach. a. inc., CXC, praef. XI, 2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, Wigorniens. episc. an. inc., CXC, 10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, prior S. Abrahae, CCV, 8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ius, Bituricensis archiepisc., 1343, CXLII, 1047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us, Fossatensis abbas, 1165, CCV, 9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us Eborac. archiepisc. 1180, CC, 13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gerus, S. Evurtii abbas, 1182, CXCIX, 11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hingus et ejus uxor donatores, 726, LXXXIX, 5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andus de Petrocinio, donat. saec. XII, CLXXXV, post. 9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andus, subdiac. Rom. 1182, CCI, 13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us papa, 897, CXXIX, 8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ricus Avindi comes, inde Luxoviensis monachus, 620, LXXX, 4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ualdus (S.) abbas, ordinis Camaldularum institutor, 1027, CXL, 11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rico, episcopus Laudunens. 961, CXXXIII, 9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rico, monachus Moissiacens. 1004, CXXXIX, 5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stangnus, Cluniac. mon. an. inc. CCIX, 9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bertus Londin. episc. 1045, CXLI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gerius Fuxensis comes saec. XII, CLIX, 9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hadus II Suessionens. episc., 867, CXIX, 7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dwaldus, donator, 865, CXXXVI, 124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lenus prior, CXCVI, 16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dolfus, episc. Leod. saec. XII, CXCVII, 1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dolphus I, Caesar Augustus, XCVIII, 702, 6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dolphus Scholasticus paulo post tempora Rabani Mauri, CVII, 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fina soror Ephibii abb., 694, LXXXVIII, 12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finus confessor African. et socii, 250, III. 274, 673; IV, 271, 290, 381, 3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finus presb. Aquiteiens., 410, X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finus Palaestinus presbyt. 415, XXI, 1123; XLVIII, 261, 4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finus episcop. incert. sedis, 1070, CL, 15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otgerus clericus Colon. an inc. CXXXIV, 9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ertus Tuitiensis abbas, 1135, CLXVII-CLXX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ricius, episc. Lemovic., 504, LVIII, 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sticus Elpidius exquaestor Romanus, 520, LXII, 5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sticus diaconus, 549, LXVII, 1105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acci (Carolus) doctor Theolog. Paris., 1684, CLXXXV, 6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omon, episc. Constantiens. in Gallia. 920, CXXXII, 5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onius episc. Viennensis, 453, LIII, 9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vianus (S.) presbyt. Massil. 496, L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so Wigorniensis Ecclesiae sacerdos in Anglia, CLIX. 2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so archiepisc. Rhemens. 1152, CLXXXII, 693; CLXXXVI, 1360, 138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uel Marochianus, ex Judaeo Christianus, 1085, CXLIX, 3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cia Portugaliae regina, donatrix, 1134, CLXXXV, 9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urus (S.) martyr, 203, 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ulus, Cordubens. episc. 869, CXXI, 467, 4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uz (de) vide Calo, Evilo, Guido, Jacobu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rila ad Fulgentium Rusp. 533, LXV, 3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tus (Joann. Erigena) Theologiae et Philosophiae magister, 873, CX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bastianus Salmantic. episcop. an. inc. CXXIX, 11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undinus Manichaeus. 405, XX, 2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undinus, episcop. Hibern. 490, LXI, 1081; LIII, 8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undus, Tigisitanus episc. an. inc. VIII, 7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atus, episc. Biterrensis circa 590, LXXII, 7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ulius Coelius, poeta Christianus, Scotus natione, 430, XIX, 4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ulius Scotus, 820, C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guinus, Senonens. archiepisc. 976, CXXXII, 473 n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herus abbas Calmosiacens., 1118, CLXII, 1119; CLXIII, 45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ifridus, abbas Tegernseensis 1048, CXLII, 7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apio (S.) Aegyptius mon. IV saec. CIII, 433. apud S. Benedict. Ania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gius, an. inc. LXXIII, 4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gius I, papa, 700, LXXX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gius II pap. 847, CVI, 905; CXXIX, 9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gius III pap. 911, CXXXI, 9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gius IV. pap 1012, CXXXIX, 14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ulfus, archiep. Rhemens. 928, CXXXII, 10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verinus (S.) episc. et abb. an. inc. LXXIV, 8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verus, Majoricens. episc. 418, XX, 7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verus Rhetor an. inc. XIX, 7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verus, Milevitan. episc. 430, XXXIII, 4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bertus coenobii S. Pantaleonis monachus, 1124, CLXXIII, 1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bylla S. Crucis abbatissa, donatrix, 1104, CLXII, 10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bylla et soror ejus Constantia, 1195, CCV, 12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cardus episc. Cremonens., 1215, CCXI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chelmus dux, 662, LXXXVIII, 11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donius confessor, 251, III, 675; IV, 223, 3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donius Apollinaris, (S.) Arvern. episc. 482, LVIII, 4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ebaldus, Saxon. rex. 732, LXXXIX, 7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eberta venditrix, 788, CXXXVI, 12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ebertus I, rex Francorum, 575, LXXII, 11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ebertus II, rex Francorum, 656, LXXXVII, 301; LXXI, 11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ebertus, Gemblacensis monachus, chronicus, 1112, CLX, 9, 547; LXXXVII, 3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efridus archiepisc. Mogunt. 1073, CXLVI, 1429; CXLVIII, 735, 738, 14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ehardus mon. S. Maximi Trevir. 963, CXXXIII, 9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imundus, archipresb. Lucensis, 729, LXXXVII, 1242, 13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ibaudus, Metensis episc. 708, LXXXVIII, 12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ihardus donator, 820, XCIX, 8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loardus, canon. Rhem. an. inc. CXXIX, 11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vanus, synodi Lampsacenae legatus 366, VIII, 13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vanus, legatus synodi Seleuciensis, forte idem ac praecedens, 359, X, 7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vanus, episc. Africanus, 410, XXXIII, 488, 4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verius papa, 537. LXVI, 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on, Crispensis comes donat. 1076, CLIX. 9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on, prior de Monte Dei XII saec. CXC, 678; CC, 14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on, Leicestriae comes CCXVI, 1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pertus (S.), Murbacensis abbas, 809, XCIX, 7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plicius, pap. 467, LVIII, 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icius (S.) pap. 398, XIII, 11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sebuthus, Gothorum rex 621, LXXX, 3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viardus Anisolens. abbas quintus, an. inc. LXXIV, 12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xtus II (S.) pap. 258, V, 7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xtus sive Xistus III (S.) pap. 440, L. 5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xtus S. R. E. cardinalis, 1150, CXXXIX, 13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agdus seu Ardo, abbas S. Michaelis ad Mosam 824, CII.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agdus monachus S. Maximi Trevirensis an. 900, CXXIX, 10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euburga donatrix, 839, XCIX, 8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fordus, Carthusiae Excubiarum prior, an. inc., CLIII, 11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natius (S.) archiepiscop. Rhemens., 625, LXXX, 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hia Rainfredis Petri Achardi filia, donatrix, saec. XII, CLXII, 11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hia abbatissa in Kisungun., saec. XII, CXCVII, 3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hronius episcop. legatus synodi Seleuciens., 359, X, 7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hronius, Hierosolymit. episcop., 636, LXXIII, 6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ter (S.) papa et mart, 168, CXXX, 1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celina, S. Cyrici abbatissa, 1190, CCV, 9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ciosus, Florentin. episc., 724, LXXXVII, 14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ra in Deo abbas, an. inc., CXV, 960; CXX, 4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yner (Franciscus) notarius, 1524, XCIX, 6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diaconus Arelatensis, S. Caesario coaevus, 565, LXVII, 1025, 12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(S.) abbas, circa 590, LXVI, 949; LXXII, 7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(S.) I papa et mart., 257, III, 9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episc. Afric., 648, LXXXIV, 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(S.) II papa, 752, LXXXIX, 959; XCVIII, 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III papa, 771, LXXXIX, 1235; XCVIII, 23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IV papa, 818, CII, 1071; CXXIX, 9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V papa, 891, CXXIX, 785; CXXVIII, 13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VI papa, 897, CXXIX, 85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Leodiens. episc., 920, CXXXII, 6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VII papa, 930, CXXXII, 104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VIII papa, 942, CXXXII, 10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I, Hungariae rex, 1038, CLI, 12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X papa, 1058, CXLIII. 8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S. E. R. cardinalis, 1068, CXLIII, 14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de Chalmeto, monach. Carthusiae Portarum, an. inc., CLIII, 9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abbas S. Jacobi Leodiensis, 1110, CLIV, 12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(S.) Cisterciensis tertius abbas, 1133, CLXVI, 13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de Balgiaco episc. Augustod., 1136, CLXXII, 12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, Parisiens. episcop., 1142, CLXXIII, 1399; CLXXIII, 1399; CLXXIX, 665; CCVII, 11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episcop. Metens., 1151, CLXXXIX, 1346, 1347, 1347, 1397, 14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de Mureto prior et institutor ordinis Grandimont., 1192, CCIV, 9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, Anglorum rex, 1154, CLXXXVI, 1134; CLXXXIX, 10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de Liciaco, prior Grandimont. quartus, 1161, CCIV, 11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, Meldensis episc., CC, 14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, S. Genovefae Parisiens. abbas, postea episc. Tornacens., 1203, CCXI, 2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Langtoniens., archiep. Cantuar., 1221, CXC, 4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basilicae XII Apostolorum presb. cardinalis, 1227, CLXXXV, 17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Patavinus, 1296. XCIX, 6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rmius (S.) abbas Fuldens., 776, LXXXIX, 12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anus Neocaesareae episc., 891, CXXIX, 7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avius abbas S. Severi in Vasconia, 1107, CLVII, 475; CLXIII, 4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gerius, S. Dionysii abbas et Francorum regni archicancellarius, 1152, CLXXXVI, 1151; CLXXXII, 6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cardus monachus Westmonast., 1100, CLV. 16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pitius (S.) Severus, 403, XX, 79; LXXIII, 813 LXXIV, 6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pitius (Pius), Bituric. episc., 640, LXXX, 5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lvester (S.) papa, 333, VIII, 7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lvester II (Gerbertus) papa, 1003, CXXXIX, 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machus Aurelius, Urbis praefectus, ethnicus auctor, 384, XVIII, 1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machus praecedentis pater. VIII, 1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machus papa, 498, LXII, 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phosius Amalarius presb. Metens., 836, CV, 8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rus, Cluniac. monachus, a. inc., CXXXVII, 715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Taio Caesaraugust. episc., 646, LXXX, 7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esperianus Lucensis episc., 725, LXXXVII, 13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credus princeps Siculus, e Normannis ortus, 1112, CLV, 4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asius patriarcha Constantinop., saec. VIII, CXXIX, 201, 209, 4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ra monachus, 600, LXXX, 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tto Sangall. monachus, 872, CXXI, 9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lesphorus (S.) pap. et martyr., 101, CXXX, 1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aldus, a. inc., CXXXVIII, 1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ricus Templariorum magnus praeceptor, 1187, CCI, 140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tullianus presb. Afric., 245, I-III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uderadus, saec. VIII, LXXXVII, 14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ulfus monach. Mauriniac. 1147, CLXXX, 1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upertus, saec. VIII, LXXXVII, 14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utgaudus archiepiscop. Trevirensis, saec. IX, CXXIX, 13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utpoldus civis Lucensis, 718, LXXXVII, 13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alassius Berytiorum episc., 536, LXVI, 6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angmarus presb. Hildesheim., 1025, CXL, 5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gambaldus donator, 801, XCIX, 8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ganus chorepisc. Trevir. 843, CVI, 4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ldus Cabilonensis comes, circa 960, CXXXVII, 7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ldus Campaniae comes, saec. XI, CLIX, 9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ldus Stampensis, 1119, CLXIII, 7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ldus comes Blesensis, 1145, CLXXXV, 986; CLXXXVI, 1352, 1365, 1403, 1405; CC, 14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ldus archiepiscop. Cantuar., 1150, CLXXXIII, 1675; CXCIX, 30, 3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udus Campaniae comes, 1135, CLXXXV, 9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udus de Saliva, donator, an. inc., CLXXXV, 14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baudus Campaniae comes et Briae palatinus, 1222, CLXXXV, 17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adra abbatissa S. Mariae Argentoliens., 824, CIV, 60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ahadus sive Theodatus Ostrogothorum rex, 536, LXIX, 797; LXXII, 1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baldus, Francorum rex, LXXI, 11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bertus. Franc. rex, LXXI, 11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 III Franc. rex, an. inc., LXXXVII, 13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 IV Franc. rex, 730, LXXXVIII, 113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, Metensis episc., 984, CXXXVII, 3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 monach. S. Matthiae Trevir., 1010, CLIV, 1233, 12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 episc. Carnot. donator, 1050, CLVII, 2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, Flandriae comes, donator, 1142, CLXXXV, 983, 1824, 1826; CLXXXVI, 13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, Ambianens. episc., 1148, CLXXXVI, 1359, 136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ericus Corbeiae Novae abbas, 1337, CLXXXIX, 150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gaudus episc., Belgicae Galliae primas, 868, CXXI, 3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grimus diacon., donator, 821, XCIX, 8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 venditor, 730, LXXXVIII, 12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ldus donator, 837, XCIX, 8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etus Cyrensis episcop., Graecus auctor, 458, XLVIII, 1063; LIV, 845; LXXIV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cus Ostrogothorum et Italiae rex, 526, LXIX, 503 et praesertim, LXXII, 1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cus canonic. Paderburn., 1079, CXLVII, 3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cus S. Audoeni monach., 1090, CL, 11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cus monach. S. Huberti Andaginensis, 1107, CLVII, 4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cus Lotharingiae dux, 1115, CLXIII, 4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cus Campensis abbas, S. Bernardo coaevus, CLXXXV, 3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cus, a. inc., CXCVII, 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itus Lignidens. episc., 519, LXIII, 4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us episc. Orientalis Ecclesiae, 341, VIII, 9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us Mopsuestenus episc. haeret. Graecus auctor, 428, XLVIII, 258, 416, 585, 10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us Caesareensis episc., circa 552, LXIX, 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us (S.) papa, 648, LXXXVII, 71; CXXIX, 577, 5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us Londoniensis episc., 702, LXXXIX, 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us Studita (S.) ab Anastasio translatus, 826, CXXIX, 7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rus archiep. Cantuar., a. inc., XCIX, 9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sius Magnus Aug., 398, XI, 1192, XX, 769, 77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sius II Aug., 450, LIV, 8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osius Caesareae Bithyniae episc. monothelita, 662; CXXIX, 6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dulfus Aurelian. episc., 821, CV, 18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gerus, episcop. Metensis, 1119, CLXIII, 7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gnius Orientalis Ecclesiae episc. cum Theodoro, 341, VIII, 9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phylacias archidiac., 752, LXXXIX, 782, 7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philus legatus Lampsacenae synodi, 366, VIII, 3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philus Alexand. episcop., Ecclesiae Graecae doctor, 420, XXII, 4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philus, an. inc., LXXIII, 4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tmarus archiepisc. Juvanensis, 905, CXXXI, 3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twinus S.E.R. cardinalis, 1149, CLXXXIX, 1240; CXC, 981, 9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udoinus praepositus Catalaun., 868, CXXI, 3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uzo monach. S. Mariae de Florentia, 1057, CXLIII, 8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vit et ejus uxor donatores, a. inc., CXXIX, 9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iadungus de quodam concambio, 843, XCIX, 8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iebaldus Xantensis praepositus, 1149, CLXXXIX, 1217, 127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ietmarus episcop. Merseburgensis, 1008, CXXXIX, 11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ietpaldus monach. Tegernseensis, 1003, CXXXIX, 3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iofridus abbas Efternac., 1108. CLVII, 2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episcop. Eboracens., 1100, CLV, 1625; CL, 2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(S.) archiepisc. Cantuar., 1170, CXC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monachus de Radolio, 1200, CCIX, 10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Cisterciensis abbas, 1200, CC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Agni de Leontino, Hierosolymae patriarcha, 1274, XCVIII, 8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rudgerus donator, 837, XCIX, 91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honius African., 399, XVIII, 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asius ex errore eductus ab Augustino, 415, XXXIII, 7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mellus monachus Hasnoniens., 1080, CXLVII, 5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thelmus episc., 733, LX XIX, 72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folius presb., 523, LXIII, 5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janus episc. Santonensis, 540, LXVII, 99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mundus Claraevall. monachus, circa 1163, CLXXXV, 6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gotus prior Dunelmensis et Bedae biographus, circa 1100, XC, 53, 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ribius episc. Asturicensis, 450, L. 12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stinus archiepisc. Eborac., 1132, CLXXXII, 6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sardus, a. inc., XCIX, 12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ilo (S.) Sangallensis monac., 998, CXXIX, 863; LXXXVII, 51 et seqq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Udalricus episcop. Augustanus, 973, CXXXV, 9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alricus Tegernseensis abbas, 1048, CXLI, 13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alricus Cluniac. monachus, 1086; CXLIX, 63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ascalcus monachus Augustanus S. Ulrici, 1135, CLXX, 8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go Rigaudus donator, CLXII, 11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filas Moeso-Gothorum episcop. Arianus, IV saec. exeunte, XVIII, 4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gerius episc. Andegav., 1148, CLXXX, 16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tianus Luitprandi regis notarius, 716, LXXXVII, 136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aldus Moisiac. abbas donator, 1073, CLIX, 9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bertus, Lugdun. archiepiscop., 1149, CLXXXVI, 14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anius presbyt., discipulus Paulini Nolani, 432, LIII, 8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banus I (S.) papa et mart., 222, CXXX, 1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banus Ecclesiae Romae confessor, 251, III, 675; IV, 223, 3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banus II papa, 1099, CL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banus Landavensis episc., 1119, CLXIII, 133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banus III papa, 1187, CCII, 132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banus V, 1367, XCIX, 66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sacius episcop. Arian., 347, X, 647, 649, 718; XIII, 5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sus clericus, 722, LXXXVII, 13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sus subdiacon. et cardinalis, 860, LXXIII, 293, 3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uardus monachus Sangerman., 877, CXXIII-CXXIV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tho Argentin. episc., 965, CXXXIV, 1001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Valcandus Mediani monasterii in Lotharingia monachus, an. inc., CLI, 5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ns episc. Arianus, 359, X, 647, 649, 703, 718; XIII, 56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ntinianus I Aug., 373, XI, 1180; XIII, 575, 5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ntinianus III Aug., 452, LIV, 622, 636, 857, 8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ntinus coenobita, 419, XXXIII, 97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ntinus papa, 827, CV, 6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rianus (S.) Cemeliens. episc., an. incert., LII, 681, 7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rianus Brixianus, 761, LXXXVII, 139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erius (S.) abbas S. Petri de Montibus, 656, LXXXVII, 4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ramus episcop. Numburgens., 1110, CLIX, 985; CXLVIII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demiris et ejus uxor, 690, LXXXVIII, 12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so episc. Leodiens., 1048, CXLII, 7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nantius Honorius poeta, an. inc., VII, 2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anus, 453, LIII, 10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anus (S.) episcop., 586, LXXII, 7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us (S.) episcop. Ruthenensis, 656, LXXX, 445; LXXXVII, 4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(S.) papa et mart., 189, LXXX, 1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confessor African. apud Cyprian., 258, IV, 420, 4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Publius historicus, an. inc., XVIII, 4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Vitensis, presb. African., 481, LVIII, 1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episcop. African., 533, LXV, 3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episcop. Capuan., 550, LXVIII, 251, 1097; CII, 112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episcop. Tununensis, 556, LXVIII, 9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episcop. Carthagin., 646, LXXX, 635; LXXXVII, 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II papa, 1057, CXLIII, 79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 III papa, antea Desiderius Cassinens. abbas, 1087, CXLIX, 9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inus episc. Petavion., 303, V, 2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inus Marius natione Afer, rhetor celebris Romae, 372, VIII, 9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orius episc. Cenomanens., 460, LIII, 10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tricius (S.), episc. Rothomag., 408, XX, 4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gila monachus Albeldensis, a. inc., CXXIX, 112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gilius (S.) episc. Tridentin., 381, XIII, 5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gilius diaconus, 430, L, 375; CIII, 4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gilius episc. Tapsensis, 518, LXII, 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gilius papa, 555, LXIX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gilius Antissiodor. episcop., 670, LXXXVIII, 11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lleburg venditrix, saec. VIII, XCIX, 82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centius (S.) Lirinensis monachus, 440, L, 6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dicianus episc., 680, LXXXVIII, 12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lianus papa, 669, LXXXVII, 99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iges, Gothorum rex, 543, LXIX, 819; LXXII, 11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entiolus episcop. Lugdun., 540, LXVII, 993; LIX, 27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entius incertae sedis episcop., 545, LXVII, 991, 129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ianus (S.) Praemonstrat. canonic., 1130, CLXVI, 13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ianus de Caifa, 1165, CLV, 121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ianus magister, CXC, 690; CC, 144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daricus patriarcha Aquileiens., 1180, XCIX, 64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usianus paganus, vir illustris, 412, XXXIII, 51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marus Constantiensis episcop., D. Bernardi discipulus, circa 1150, CLXXXV, 3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fadus episcop. Bituricens., 875, CXXI, 113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grinus sexagesimus secundus Bituric. episc. 1130, CLXXIX, 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stanus Wigorniens. episc., 1109, CLIX, 202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Walafridus Strabus monachus Fuldens., 849, CXV-CXIV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bertus (S.) comes eximius, 668, CXXXVI, 119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bertus abbas de Esrom. in Dania, 1178, CCIX, 7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debertus venditor, 776, CXXXVI, 12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drammus episcop. Argentin., 920, CXXXII, 573; LXXXVI, 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prandus, Lucensis episc., 739, LXXXVII, 140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terius, Aurelianensis episc., 867, CXIX, 7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terius, Senonensis episc., 923, CXXXII, 7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terius Cabilonens. episcop., 1120, CLX, 1159; CLIII, 44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terius camerarius Corbeiens., 1148, CLXXXIX, 118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terius abb. S. Laurentii Leodiens., 1152, CLXXXIX, 141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terius Rothomag. archiepisc., 1198, CCVII, 1166, 1179; CCIX, 5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terus Albanensis episc. cardinal., an. incert., CXC, 10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ndalbertus monachus Prumiensis poeta, 870, CXXI, 5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nfredus, 731, LXXXVII, 1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naharius (S.) Lingonensis presbyter., 615, LXXX, 18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nerius de Sumbernone donator, 1104, CLXXXV, 1400, 1409, 145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rnerus abbas S. Blasii in Silva Nigra, 1126, CLVII, 7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rnerus Mindensis episcop., 1156, CLXXXIX, 1439. 144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rnerus Kircheimens. abbas, saec. XII, CXCVII, 2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tbertus presb., 747, LXXXIX, 773, 80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tzel, 1152, CLXXXIX, 14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baldus abbas Stabulensis et postea Corbeiens., 1158, CLXXXIX, 107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bertus Leonis IX papae coaevus, 1054, CXLIII, 45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bertus antipapa sub nomine Clementis III, 1084; CXLVIII, 8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boldus Cameracens. episc., 965, CXXXIV, 10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cardus abbas, 844, CVI, 8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cbertus presb. et abbas, 756, XCVI, 836, 8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cbodus, 790, XCVI, 11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cmannus archiep. Magdeburg., 1156, CLXXXIX, 1441, 144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cmannus, CLXXXIX, 14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egernus Stradburg. episc., 728, LXXXVIII, 12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eradus abbas Burgundus, 721, LXXXVIII, 12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ericus comes 626, LXXXVIII, 11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o monachus, 774, XCVI, 84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o monachus, circa 1000, CLI, 6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o rex, 889, CXXXVIII, 7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rad venditor, 818, XCIX, 814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ricus abbas S. Ghisleni in Hannonia, 1065, CXLIII, 13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ricus senior dictus, Danobriensis dominus et ejus uxor donatores, saec. XI, CLIX, 9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ukindus monachus Corbeiensis, 983, CXXXVII, 1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fridus, Narbonensis archiepisc. et alii coepiscopi, an. inc., CXLII, 6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go decanus Phiuthvangens., 980, CXXXVI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go comes de Visilia juxta Gratianopol., saec. XI, CLIX, 94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helmus Ausciens. episcop. donator, 1065, CLIX, 96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helmus (S.) abbas Hirsaug., 1091, CL, 889, 16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helmus prior Ursicampi, CXCVI, 122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helmus abbas S. Thomae de Paraclito in Dania, 1203, CCIX, 5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helmus cognomine Pius Arvernorum comes et dux Aquit., 910, CXXXII, 84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Calculus monachus Gemmeticens., 1087, CXLIX, 7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I Conquaestor, Anglorum rex, antea Normanniae dux, 1087, CXLIX. 1217, 12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monach. Clusiens., 1099, CL, 1447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llelmus Pictaviensis, Lexoviens, archidiac., Guillelmi Conquaestoris biographus, 1087, CX, 1211, CXLIX, 121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dux Burgundiae et Matiscon. comes donator, 1107, CLIX, 979, 9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de Thierne Arvernorum, donator, 1107, CLIX, 98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de Buris, 1132, CLV, 117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monachus Malmesbur., 1143, CLXXIX, 93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Petragor. episc., 1121, CLXVI, 85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Nivernens. comes, 1147, CXXXVI, 1382, 1406, 14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prior S. Sepulcri, Hierosol. patriarc., 1148, CLV, 1111, 1117, 1130, 120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Acconensis episcop. sub Alexand. III papa, CLV, 123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de Tremolia donator, saec. XII, CLXII, 1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Stephani filius, et S. Thomae Cant. coaevus, 1175, CXC, Praefat. XI, 11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Siciliae rex, 1178, CLV, 1250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Norwicens. episc., an. incert, CXC 102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prior Cantuar., an incert., CXC, 233, 1006; CC, 139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Senon. archiep., an. inc., CXC, 674; CC, 1391 et seqq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Papiensis cardinalis, an. inc., CXC, 993; CC, 139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Trojanae Ecclesiae episc. III, 2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Antissiodorens. episcop., CC, 1406, CCXII, 37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Carnot. episcop., CC, 14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prior S. Trinitatis London. ad Alexand. III, CC, 1442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llelmus de Campania, cognomine ad Albas manus, primum Senonensis postea Rhemensis archiepisc., 1202, CCIX, 817, CCV, 55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elmus quidam, CCIX, 8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baldus S. Bonifacii discipulus et biographus, 747, LXXXIX, 6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brordus (S.) episcop. Ultraject., 739, LXXXIX, 53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helmus comes donator, an. inc., CXXIX, 93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fridus idem quam Bonifacius quem videsi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ppo presb. Conradi et Henrici III sacellanus, 1051, CXLII, 121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tgerus presb. Compendiens., medio saec. X, CCIX, 92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lfayus sive Wlfagus, Milonis S. Amandi condiscipulus 872, CXXI, 966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bero abbas S. Pantaleonis, 1167. CXCV, 100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fardus Hasenrietanus presb., 898, CXXIX, 86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faudus comes Metens., 708, LXXXVIII, 126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feo Constantiens. episc., 817, CXXIX, 138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ferus canonicus S. Godehardi coaevus, 1038, CXLI, 115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phelmus abbas Brunswiller. juxta Colon., 1100, CLIV, 40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stanus monachus Ethelvoldi discip., 983, CXXXVII, 79, 107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stanus Wigorniensis episcopus, CLIX, 198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racharius donator, 799, XCIX, 815.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Zacchaeus christianus, 420, XX, 101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charias (S.) papa, 752, LXXXIX, 891; XCVIII, 6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charias Chrysopolitanus, 1152, CLXXXV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charias sedis incert. episc., an. inc., CLXXXVI, 61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charias Benedictus Carthusianus Vicentin., an. inc., CLIII, 571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no (S.) Veronensis episc., 381, XI, 9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phyrinus (S.) papa, 218, CXXX, 125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naras (Joan.) Graecus auctor de conciliis Carthagg., saec. XII, III, 1079, 1083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simus papa. 418, XX, 637.</text:p>
          </table:table-cell>
          <table:table-cell table:number-columns-repeated="1022"/>
        </table:table-row>
        <table:table-row table:style-name="ro2" table:number-rows-repeated="104616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8:33:54.243438228</dc:date>
    <meta:editing-duration>PT5M27S</meta:editing-duration>
    <meta:editing-cycles>3</meta:editing-cycles>
    <meta:generator>LibreOffice/6.0.7.3$Linux_X86_64 LibreOffice_project/00m0$Build-3</meta:generator>
    <meta:document-statistic meta:table-count="1" meta:cell-count="2388" meta:object-count="0"/>
  </office:meta>
</office:document-meta>
</file>